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8.149cm" fo:margin-left="4.355cm" fo:margin-top="0cm" fo:margin-bottom="0cm" table:align="left" style:writing-mode="lr-tb"/>
    </style:style>
    <style:style style:name="Tableau4.A" style:family="table-column">
      <style:table-column-properties style:column-width="0.647cm"/>
    </style:style>
    <style:style style:name="Tableau4.B" style:family="table-column">
      <style:table-column-properties style:column-width="0.501cm"/>
    </style:style>
    <style:style style:name="Tableau4.C" style:family="table-column">
      <style:table-column-properties style:column-width="0.499cm"/>
    </style:style>
    <style:style style:name="Tableau4.G" style:family="table-column">
      <style:table-column-properties style:column-width="0.497cm"/>
    </style:style>
    <style:style style:name="Tableau4.P" style:family="table-column">
      <style:table-column-properties style:column-width="0.508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4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5" style:family="table">
      <style:table-properties style:width="8.149cm" fo:margin-left="4.355cm" fo:margin-top="0cm" fo:margin-bottom="0cm" table:align="left" style:writing-mode="lr-tb"/>
    </style:style>
    <style:style style:name="Tableau5.A" style:family="table-column">
      <style:table-column-properties style:column-width="0.647cm"/>
    </style:style>
    <style:style style:name="Tableau5.B" style:family="table-column">
      <style:table-column-properties style:column-width="0.501cm"/>
    </style:style>
    <style:style style:name="Tableau5.C" style:family="table-column">
      <style:table-column-properties style:column-width="0.499cm"/>
    </style:style>
    <style:style style:name="Tableau5.G" style:family="table-column">
      <style:table-column-properties style:column-width="0.497cm"/>
    </style:style>
    <style:style style:name="Tableau5.P" style:family="table-column">
      <style:table-column-properties style:column-width="0.50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6" style:family="table">
      <style:table-properties style:width="8.149cm" fo:margin-left="4.355cm" fo:margin-top="0cm" fo:margin-bottom="0cm" table:align="left" style:writing-mode="lr-tb"/>
    </style:style>
    <style:style style:name="Tableau6.A" style:family="table-column">
      <style:table-column-properties style:column-width="0.647cm"/>
    </style:style>
    <style:style style:name="Tableau6.B" style:family="table-column">
      <style:table-column-properties style:column-width="0.501cm"/>
    </style:style>
    <style:style style:name="Tableau6.C" style:family="table-column">
      <style:table-column-properties style:column-width="0.499cm"/>
    </style:style>
    <style:style style:name="Tableau6.G" style:family="table-column">
      <style:table-column-properties style:column-width="0.497cm"/>
    </style:style>
    <style:style style:name="Tableau6.P" style:family="table-column">
      <style:table-column-properties style:column-width="0.50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6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7" style:family="table">
      <style:table-properties style:width="17.381cm" fo:margin-left="-0.199cm" fo:margin-top="0cm" fo:margin-bottom="0cm" table:align="left" style:writing-mode="lr-tb"/>
    </style:style>
    <style:style style:name="Tableau7.A" style:family="table-column">
      <style:table-column-properties style:column-width="8.69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7.381cm" fo:margin-left="-0.199cm" fo:margin-top="0cm" fo:margin-bottom="0cm" table:align="left" style:writing-mode="lr-tb"/>
    </style:style>
    <style:style style:name="Tableau8.A" style:family="table-column">
      <style:table-column-properties style:column-width="4.235cm"/>
    </style:style>
    <style:style style:name="Tableau8.B" style:family="table-column">
      <style:table-column-properties style:column-width="13.146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7cm" fo:margin-left="-0.002cm" fo:margin-top="0cm" fo:margin-bottom="0cm" table:align="left" style:writing-mode="lr-tb"/>
    </style:style>
    <style:style style:name="Tableau9.A" style:family="table-column">
      <style:table-column-properties style:column-width="3.498cm"/>
    </style:style>
    <style:style style:name="Tableau9.B" style:family="table-column">
      <style:table-column-properties style:column-width="13.50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" style:family="table">
      <style:table-properties style:width="17cm" fo:margin-left="-0.002cm" fo:margin-top="0cm" fo:margin-bottom="0cm" table:align="left" style:writing-mode="lr-tb"/>
    </style:style>
    <style:style style:name="Tableau2.A" style:family="table-column">
      <style:table-column-properties style:column-width="3.4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1" style:family="table">
      <style:table-properties style:width="17.096cm" fo:margin-left="-0.002cm" fo:margin-top="0cm" fo:margin-bottom="0cm" table:align="left" style:writing-mode="lr-tb"/>
    </style:style>
    <style:style style:name="Tableau11.A" style:family="table-column">
      <style:table-column-properties style:column-width="3.498cm"/>
    </style:style>
    <style:style style:name="Tableau11.B" style:family="table-column">
      <style:table-column-properties style:column-width="13.59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2" style:family="table">
      <style:table-properties style:width="17.096cm" fo:margin-left="-0.002cm" fo:margin-top="0cm" fo:margin-bottom="0cm" table:align="left" style:writing-mode="lr-tb"/>
    </style:style>
    <style:style style:name="Tableau12.A" style:family="table-column">
      <style:table-column-properties style:column-width="3.498cm"/>
    </style:style>
    <style:style style:name="Tableau12.B" style:family="table-column">
      <style:table-column-properties style:column-width="13.598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3" style:family="table">
      <style:table-properties style:width="17.096cm" fo:margin-left="-0.002cm" fo:margin-top="0cm" fo:margin-bottom="0cm" table:align="left" style:writing-mode="lr-tb"/>
    </style:style>
    <style:style style:name="Tableau13.A" style:family="table-column">
      <style:table-column-properties style:column-width="3.498cm"/>
    </style:style>
    <style:style style:name="Tableau13.B" style:family="table-column">
      <style:table-column-properties style:column-width="13.598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3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4" style:family="table">
      <style:table-properties style:width="17.096cm" fo:margin-left="-0.002cm" fo:margin-top="0cm" fo:margin-bottom="0cm" table:align="left" style:writing-mode="lr-tb"/>
    </style:style>
    <style:style style:name="Tableau14.A" style:family="table-column">
      <style:table-column-properties style:column-width="3.498cm"/>
    </style:style>
    <style:style style:name="Tableau14.B" style:family="table-column">
      <style:table-column-properties style:column-width="13.598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5" style:family="table">
      <style:table-properties style:width="17.096cm" fo:margin-left="-0.002cm" fo:margin-top="0cm" fo:margin-bottom="0cm" table:align="left" style:writing-mode="lr-tb"/>
    </style:style>
    <style:style style:name="Tableau15.A" style:family="table-column">
      <style:table-column-properties style:column-width="3.498cm"/>
    </style:style>
    <style:style style:name="Tableau15.B" style:family="table-column">
      <style:table-column-properties style:column-width="13.598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5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6" style:family="table">
      <style:table-properties style:width="17.096cm" fo:margin-left="-0.002cm" fo:margin-top="0cm" fo:margin-bottom="0cm" table:align="left" style:writing-mode="lr-tb"/>
    </style:style>
    <style:style style:name="Tableau16.A" style:family="table-column">
      <style:table-column-properties style:column-width="3.498cm"/>
    </style:style>
    <style:style style:name="Tableau16.B" style:family="table-column">
      <style:table-column-properties style:column-width="13.598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7" style:family="table">
      <style:table-properties style:width="17.096cm" fo:margin-left="-0.002cm" fo:margin-top="0cm" fo:margin-bottom="0cm" table:align="left" style:writing-mode="lr-tb"/>
    </style:style>
    <style:style style:name="Tableau17.A" style:family="table-column">
      <style:table-column-properties style:column-width="3.498cm"/>
    </style:style>
    <style:style style:name="Tableau17.B" style:family="table-column">
      <style:table-column-properties style:column-width="13.598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8" style:family="table">
      <style:table-properties style:width="17.096cm" fo:margin-left="-0.002cm" fo:margin-top="0cm" fo:margin-bottom="0cm" table:align="left" style:writing-mode="lr-tb"/>
    </style:style>
    <style:style style:name="Tableau18.A" style:family="table-column">
      <style:table-column-properties style:column-width="3.498cm"/>
    </style:style>
    <style:style style:name="Tableau18.B" style:family="table-column">
      <style:table-column-properties style:column-width="13.598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9" style:family="table">
      <style:table-properties style:width="17.096cm" fo:margin-left="-0.002cm" fo:margin-top="0cm" fo:margin-bottom="0cm" table:align="left" style:writing-mode="lr-tb"/>
    </style:style>
    <style:style style:name="Tableau19.A" style:family="table-column">
      <style:table-column-properties style:column-width="3.498cm"/>
    </style:style>
    <style:style style:name="Tableau19.B" style:family="table-column">
      <style:table-column-properties style:column-width="13.598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" style:family="table">
      <style:table-properties style:width="17.096cm" fo:margin-left="-0.002cm" fo:margin-top="0cm" fo:margin-bottom="0cm" table:align="left" style:writing-mode="lr-tb"/>
    </style:style>
    <style:style style:name="Tableau20.A" style:family="table-column">
      <style:table-column-properties style:column-width="3.498cm"/>
    </style:style>
    <style:style style:name="Tableau20.B" style:family="table-column">
      <style:table-column-properties style:column-width="13.598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.7" style:family="table-row">
      <style:table-row-properties style:min-row-height="1.177cm" fo:keep-together="auto"/>
    </style:style>
    <style:style style:name="Tableau20.A7" style:family="table-cell">
      <style:table-cell-properties fo:background-color="#ffffff" fo:padding-left="0.095cm" fo:padding-right="0.097cm" fo:padding-top="0.097cm" fo:padding-bottom="0.097cm" fo:border-left="none" fo:border-right="none" fo:border-top="0.25pt solid #000001" fo:border-bottom="0.25pt solid #000001">
        <style:background-image/>
      </style:table-cell-properties>
    </style:style>
    <style:style style:name="Tableau22" style:family="table">
      <style:table-properties style:width="17.096cm" fo:margin-left="-0.002cm" fo:margin-top="0cm" fo:margin-bottom="0cm" table:align="left" style:writing-mode="lr-tb"/>
    </style:style>
    <style:style style:name="Tableau22.A" style:family="table-column">
      <style:table-column-properties style:column-width="3.498cm"/>
    </style:style>
    <style:style style:name="Tableau22.B" style:family="table-column">
      <style:table-column-properties style:column-width="13.598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1" style:family="table">
      <style:table-properties style:width="8.149cm" fo:margin-left="0cm" fo:margin-top="0cm" fo:margin-bottom="0cm" table:align="left" style:writing-mode="lr-tb"/>
    </style:style>
    <style:style style:name="Tableau21.A" style:family="table-column">
      <style:table-column-properties style:column-width="0.647cm"/>
    </style:style>
    <style:style style:name="Tableau21.B" style:family="table-column">
      <style:table-column-properties style:column-width="0.501cm"/>
    </style:style>
    <style:style style:name="Tableau21.C" style:family="table-column">
      <style:table-column-properties style:column-width="0.499cm"/>
    </style:style>
    <style:style style:name="Tableau21.G" style:family="table-column">
      <style:table-column-properties style:column-width="0.497cm"/>
    </style:style>
    <style:style style:name="Tableau21.P" style:family="table-column">
      <style:table-column-properties style:column-width="0.508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1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4" style:family="table">
      <style:table-properties style:width="17.096cm" fo:margin-left="-0.002cm" fo:margin-top="0cm" fo:margin-bottom="0cm" table:align="left" style:writing-mode="lr-tb"/>
    </style:style>
    <style:style style:name="Tableau24.A" style:family="table-column">
      <style:table-column-properties style:column-width="3.498cm"/>
    </style:style>
    <style:style style:name="Tableau24.B" style:family="table-column">
      <style:table-column-properties style:column-width="13.598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3" style:family="table">
      <style:table-properties style:width="8.149cm" fo:margin-left="0cm" fo:margin-top="0cm" fo:margin-bottom="0cm" table:align="left" style:writing-mode="lr-tb"/>
    </style:style>
    <style:style style:name="Tableau23.A" style:family="table-column">
      <style:table-column-properties style:column-width="0.647cm"/>
    </style:style>
    <style:style style:name="Tableau23.B" style:family="table-column">
      <style:table-column-properties style:column-width="0.501cm"/>
    </style:style>
    <style:style style:name="Tableau23.C" style:family="table-column">
      <style:table-column-properties style:column-width="0.499cm"/>
    </style:style>
    <style:style style:name="Tableau23.G" style:family="table-column">
      <style:table-column-properties style:column-width="0.497cm"/>
    </style:style>
    <style:style style:name="Tableau23.P" style:family="table-column">
      <style:table-column-properties style:column-width="0.50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3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6" style:family="table">
      <style:table-properties style:width="17.096cm" fo:margin-left="-0.002cm" fo:margin-top="0cm" fo:margin-bottom="0cm" table:align="left" style:writing-mode="lr-tb"/>
    </style:style>
    <style:style style:name="Tableau26.A" style:family="table-column">
      <style:table-column-properties style:column-width="3.498cm"/>
    </style:style>
    <style:style style:name="Tableau26.B" style:family="table-column">
      <style:table-column-properties style:column-width="13.598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5" style:family="table">
      <style:table-properties style:width="8.149cm" fo:margin-left="0cm" fo:margin-top="0cm" fo:margin-bottom="0cm" table:align="left" style:writing-mode="lr-tb"/>
    </style:style>
    <style:style style:name="Tableau25.A" style:family="table-column">
      <style:table-column-properties style:column-width="0.647cm"/>
    </style:style>
    <style:style style:name="Tableau25.B" style:family="table-column">
      <style:table-column-properties style:column-width="0.501cm"/>
    </style:style>
    <style:style style:name="Tableau25.C" style:family="table-column">
      <style:table-column-properties style:column-width="0.499cm"/>
    </style:style>
    <style:style style:name="Tableau25.G" style:family="table-column">
      <style:table-column-properties style:column-width="0.497cm"/>
    </style:style>
    <style:style style:name="Tableau25.P" style:family="table-column">
      <style:table-column-properties style:column-width="0.508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7" style:family="table">
      <style:table-properties style:width="17cm" fo:margin-left="-0.002cm" fo:margin-top="0cm" fo:margin-bottom="0cm" table:align="left" style:writing-mode="lr-tb"/>
    </style:style>
    <style:style style:name="Tableau27.A" style:family="table-column">
      <style:table-column-properties style:column-width="8.5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8" style:family="table">
      <style:table-properties style:width="17cm" fo:margin-left="-0.002cm" fo:margin-top="0cm" fo:margin-bottom="0cm" table:align="left" style:writing-mode="lr-tb"/>
    </style:style>
    <style:style style:name="Tableau28.A" style:family="table-column">
      <style:table-column-properties style:column-width="8.5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9" style:family="table">
      <style:table-properties style:width="17.096cm" fo:margin-left="-0.002cm" fo:margin-top="0cm" fo:margin-bottom="0cm" table:align="left" style:writing-mode="lr-tb"/>
    </style:style>
    <style:style style:name="Tableau29.A" style:family="table-column">
      <style:table-column-properties style:column-width="3.498cm"/>
    </style:style>
    <style:style style:name="Tableau29.B" style:family="table-column">
      <style:table-column-properties style:column-width="13.598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0" style:family="table">
      <style:table-properties style:width="17.096cm" fo:margin-left="-0.002cm" fo:margin-top="0cm" fo:margin-bottom="0cm" table:align="left" style:writing-mode="lr-tb"/>
    </style:style>
    <style:style style:name="Tableau30.A" style:family="table-column">
      <style:table-column-properties style:column-width="3.498cm"/>
    </style:style>
    <style:style style:name="Tableau30.B" style:family="table-column">
      <style:table-column-properties style:column-width="13.598cm"/>
    </style:style>
    <style:style style:name="Tableau30.1" style:family="table-row">
      <style:table-row-properties fo:keep-together="auto"/>
    </style:style>
    <style:style style:name="Tableau3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style:font-name-complex="Mangal" style:font-size-complex="10.5pt"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text-properties officeooo:paragraph-rsid="000f23be"/>
    </style:style>
    <style:style style:name="P9" style:family="paragraph" style:parent-style-name="Standard">
      <style:text-properties officeooo:rsid="000f23be" officeooo:paragraph-rsid="000f23be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Table_20_Contents">
      <style:paragraph-properties fo:margin-left="1.27cm" fo:margin-right="0cm" fo:text-indent="0cm" style:auto-text-indent="false"/>
    </style:style>
    <style:style style:name="P12" style:family="paragraph" style:parent-style-name="Table_20_Contents">
      <style:paragraph-properties fo:margin-left="1.27cm" fo:margin-right="0cm" fo:text-indent="0cm" style:auto-text-indent="false"/>
      <style:text-properties fo:color="#ff0000"/>
    </style:style>
    <style:style style:name="P13" style:family="paragraph" style:parent-style-name="Table_20_Contents">
      <style:paragraph-properties fo:margin-left="1.27cm" fo:margin-right="0cm" fo:text-indent="0cm" style:auto-text-indent="false"/>
      <style:text-properties fo:color="#000000"/>
    </style:style>
    <style:style style:name="P14" style:family="paragraph" style:parent-style-name="Standard">
      <style:paragraph-properties fo:margin-left="1.905cm" fo:margin-right="0cm" fo:text-indent="0cm" style:auto-text-indent="false"/>
    </style:style>
    <style:style style:name="P15" style:family="paragraph" style:parent-style-name="Standard">
      <style:paragraph-properties fo:margin-left="1.251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17" style:family="paragraph" style:parent-style-name="Table_20_Contents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0.635cm" fo:margin-right="0cm" fo:text-indent="0cm" style:auto-text-indent="false"/>
    </style:style>
    <style:style style:name="P19" style:family="paragraph" style:parent-style-name="Standard">
      <style:paragraph-properties fo:margin-left="2.54cm" fo:margin-right="0cm" fo:text-indent="0cm" style:auto-text-indent="false"/>
    </style:style>
    <style:style style:name="P20" style:family="paragraph" style:parent-style-name="Standard">
      <style:paragraph-properties fo:margin-left="2.54cm" fo:margin-right="0cm" fo:text-indent="0cm" style:auto-text-indent="false"/>
      <style:text-properties fo:color="#ff0000"/>
    </style:style>
    <style:style style:name="P21" style:family="paragraph" style:parent-style-name="List_20_Paragraph">
      <style:paragraph-properties fo:margin-left="2.54cm" fo:margin-right="0cm" fo:text-indent="0cm" style:auto-text-indent="false"/>
    </style:style>
    <style:style style:name="P22" style:family="paragraph" style:parent-style-name="List_20_Paragraph">
      <style:paragraph-properties fo:margin-left="2.54cm" fo:margin-right="0cm" fo:text-indent="0cm" style:auto-text-indent="false"/>
      <style:text-properties fo:color="#ff000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No_20_Spacing">
      <style:paragraph-properties fo:text-align="justify" style:justify-single-word="false" fo:break-before="page"/>
    </style:style>
    <style:style style:name="P25" style:family="paragraph" style:parent-style-name="List_20_Paragraph">
      <style:paragraph-properties fo:margin-left="0cm" fo:margin-right="0cm" fo:text-indent="0cm" style:auto-text-indent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fo:color="#ff0000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Contents">
      <style:text-properties style:font-name="Times New Roman" style:font-name-complex="Times New Roman1"/>
    </style:style>
    <style:style style:name="P30" style:family="paragraph" style:parent-style-name="No_20_Spacing">
      <style:paragraph-properties fo:text-align="justify" style:justify-single-word="false"/>
    </style:style>
    <style:style style:name="P31" style:family="paragraph" style:parent-style-name="Heading_20_3">
      <style:text-properties fo:language="en" fo:country="US"/>
    </style:style>
    <style:style style:name="P32" style:family="paragraph" style:parent-style-name="Heading_20_4">
      <style:text-properties fo:language="en" fo:country="US"/>
    </style:style>
    <style:style style:name="P33" style:family="paragraph" style:parent-style-name="Frame_20_contents">
      <style:text-properties fo:language="en" fo:country="US"/>
    </style:style>
    <style:style style:name="P34" style:family="paragraph" style:parent-style-name="Frame_20_contents">
      <style:text-properties fo:color="#ff0000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WWNum1"/>
    <style:style style:name="P37" style:family="paragraph" style:parent-style-name="Standard" style:list-style-name="WWNum1">
      <style:text-properties officeooo:rsid="0012789a" officeooo:paragraph-rsid="0012789a"/>
    </style:style>
    <style:style style:name="P38" style:family="paragraph" style:parent-style-name="Standard" style:list-style-name="WWNum1">
      <style:text-properties officeooo:rsid="0010c696" officeooo:paragraph-rsid="0010c696"/>
    </style:style>
    <style:style style:name="P39" style:family="paragraph" style:parent-style-name="List_20_Paragraph" style:list-style-name="WWNum16"/>
    <style:style style:name="P40" style:family="paragraph" style:parent-style-name="List_20_Paragraph" style:list-style-name="WWNum13"/>
    <style:style style:name="P41" style:family="paragraph" style:parent-style-name="List_20_Paragraph" style:list-style-name="WWNum12"/>
    <style:style style:name="P42" style:family="paragraph" style:parent-style-name="List_20_Paragraph" style:list-style-name="WWNum14"/>
    <style:style style:name="P43" style:family="paragraph" style:parent-style-name="List_20_Paragraph" style:list-style-name="WWNum19"/>
    <style:style style:name="P44" style:family="paragraph" style:parent-style-name="List_20_Paragraph" style:list-style-name="WWNum10"/>
    <style:style style:name="P45" style:family="paragraph" style:parent-style-name="List_20_Paragraph" style:list-style-name="WWNum11"/>
    <style:style style:name="P46" style:family="paragraph" style:parent-style-name="List_20_Paragraph" style:list-style-name="WWNum5"/>
    <style:style style:name="P47" style:family="paragraph" style:parent-style-name="List_20_Paragraph" style:list-style-name="WWNum7"/>
    <style:style style:name="P48" style:family="paragraph" style:parent-style-name="List_20_Paragraph" style:list-style-name="WWNum8"/>
    <style:style style:name="P49" style:family="paragraph" style:parent-style-name="List_20_Paragraph" style:list-style-name="WWNum6"/>
    <style:style style:name="P50" style:family="paragraph" style:parent-style-name="List_20_Paragraph" style:list-style-name="WWNum6">
      <style:text-properties style:font-name-complex="FreeSans" style:font-size-complex="12pt"/>
    </style:style>
    <style:style style:name="P51" style:family="paragraph" style:parent-style-name="List_20_Paragraph" style:list-style-name="WWNum4"/>
    <style:style style:name="P52" style:family="paragraph" style:parent-style-name="List_20_Paragraph" style:list-style-name="WWNum20"/>
    <style:style style:name="P53" style:family="paragraph" style:parent-style-name="List_20_Paragraph" style:list-style-name="WWNum19">
      <style:text-properties officeooo:rsid="00138dc8" officeooo:paragraph-rsid="00138dc8"/>
    </style:style>
    <style:style style:name="P54" style:family="paragraph" style:parent-style-name="Table_20_Contents" style:list-style-name="WWNum1"/>
    <style:style style:name="P55" style:family="paragraph" style:parent-style-name="Frame_20_contents">
      <style:text-properties officeooo:rsid="00138dc8" officeooo:paragraph-rsid="00138dc8"/>
    </style:style>
    <style:style style:name="T1" style:family="text">
      <style:text-properties fo:color="#ff0000"/>
    </style:style>
    <style:style style:name="T2" style:family="text">
      <style:text-properties fo:language="en" fo:country="US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text-position="super 58%"/>
    </style:style>
    <style:style style:name="T5" style:family="text">
      <style:text-properties style:text-position="super 58%" fo:language="en" fo:country="US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e3035"/>
    </style:style>
    <style:style style:name="T8" style:family="text">
      <style:text-properties fo:color="#000000"/>
    </style:style>
    <style:style style:name="T9" style:family="text">
      <style:text-properties fo:color="#000000" officeooo:rsid="0011c62a"/>
    </style:style>
    <style:style style:name="T10" style:family="text">
      <style:text-properties officeooo:rsid="0011c62a"/>
    </style:style>
    <style:style style:name="T11" style:family="text">
      <style:text-properties officeooo:rsid="00122b09"/>
    </style:style>
    <style:style style:name="T12" style:family="text">
      <style:text-properties officeooo:rsid="0012cfb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51pt solid #000000" draw:textarea-vertical-align="top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74pt solid #000000" draw:textarea-vertical-align="top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WR POWER METER F8KGL</text:p>
      <text:p text:style-name="P1"/>
      <text:p text:style-name="P1"/>
      <text:p text:style-name="P2">Description et spécifications</text:p>
      <text:p text:style-name="P2">V 0.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F0EOS-F4BJH-15/12/2017-Vauréal Amitié Radio</text:p>
      <text:h text:style-name="Heading_20_1" text:outline-level="1"><text:soft-page-break/>1-INTRODUCTION</text:h>
      <text:p text:style-name="Standard"/>
      <text:h text:style-name="Heading_20_1" text:outline-level="1">1.1-Généralités</text:h>
      <text:h text:style-name="Heading_20_1" text:outline-level="1">1.2-Fonctionnement</text:h>
      <text:p text:style-name="No_20_Spacing"/>
      <text:p text:style-name="No_20_Spacing">A la mise sous tension, le « SWR-POWER METER F8KGL », affiche le message suivant pendant 5s : 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column table:style-name="Tableau4.B"/>
        <table:table-column table:style-name="Tableau4.G"/>
        <table:table-column table:style-name="Tableau4.B"/>
        <table:table-column table:style-name="Tableau4.C"/>
        <table:table-column table:style-name="Tableau4.B"/>
        <table:table-column table:style-name="Tableau4.G"/>
        <table:table-column table:style-name="Tableau4.B"/>
        <table:table-column table:style-name="Tableau4.C" table:number-columns-repeated="3"/>
        <table:table-column table:style-name="Tableau4.P"/>
        <table:table-row table:style-name="Tableau4.1">
          <table:table-cell table:style-name="Tableau4.A1" office:value-type="string">
            <text:p text:style-name="P26">S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>-</text:p>
          </table:table-cell>
          <table:table-cell table:style-name="Tableau4.A1" office:value-type="string">
            <text:p text:style-name="Table_20_Contents">P</text:p>
          </table:table-cell>
          <table:table-cell table:style-name="Tableau4.A1" office:value-type="string">
            <text:p text:style-name="Table_20_Contents">O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m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t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P1" office:value-type="string">
            <text:p text:style-name="Table_20_Contents"/>
          </table:table-cell>
        </table:table-row>
        <table:table-row table:style-name="Tableau4.1">
          <table:table-cell table:style-name="Tableau4.A1" office:value-type="string">
            <text:p text:style-name="Table_20_Contents">F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K</text:p>
          </table:table-cell>
          <table:table-cell table:style-name="Tableau4.A1" office:value-type="string">
            <text:p text:style-name="Table_20_Contents">G</text:p>
          </table:table-cell>
          <table:table-cell table:style-name="Tableau4.A1" office:value-type="string">
            <text:p text:style-name="Table_20_Contents">L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V</text:p>
          </table:table-cell>
          <table:table-cell table:style-name="Tableau4.A1" office:value-type="string">
            <text:p text:style-name="Table_20_Contents">n</text:p>
          </table:table-cell>
          <table:table-cell table:style-name="Tableau4.A1" office:value-type="string">
            <text:p text:style-name="Table_20_Contents">.</text:p>
          </table:table-cell>
          <table:table-cell table:style-name="Tableau4.P1" office:value-type="string">
            <text:p text:style-name="Table_20_Contents">m</text:p>
          </table:table-cell>
        </table:table-row>
      </table:table>
      <text:p text:style-name="No_20_Spacing"/>
      <text:p text:style-name="P30"/>
      <text:p text:style-name="P30"/>
      <text:p text:style-name="P30">Vn.m correspond à la version du logiciel chargée dans la mémoire du microcontrôleur.</text:p>
      <text:p text:style-name="P30"/>
      <text:p text:style-name="P30">Au boot des 5 secondes, le « SWR-POWER METER F8KGL » détermine s’il est en mode « calibration », ou en mode « mesure »</text:p>
      <text:p text:style-name="P30"/>
      <text:p text:style-name="P30">En mode calibration, le « SWR-POWER METER F8KGL » affiche : 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B"/>
        <table:table-column table:style-name="Tableau5.G"/>
        <table:table-column table:style-name="Tableau5.B"/>
        <table:table-column table:style-name="Tableau5.C"/>
        <table:table-column table:style-name="Tableau5.B"/>
        <table:table-column table:style-name="Tableau5.G"/>
        <table:table-column table:style-name="Tableau5.B"/>
        <table:table-column table:style-name="Tableau5.C" table:number-columns-repeated="3"/>
        <table:table-column table:style-name="Tableau5.P"/>
        <table:table-row table:style-name="Tableau5.1">
          <table:table-cell table:style-name="Tableau5.A1" office:value-type="string">
            <text:p text:style-name="P26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>w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  <table:table-row table:style-name="Tableau5.1">
          <table:table-cell table:style-name="Tableau5.A1" office:value-type="string">
            <text:p text:style-name="Table_20_Contents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r</text:p>
          </table:table-cell>
          <table:table-cell table:style-name="Tableau5.A1" office:value-type="string">
            <text:p text:style-name="Table_20_Contents">e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</table:table>
      <text:p text:style-name="P30"/>
      <text:p text:style-name="P30"/>
      <text:p text:style-name="P30">En mode « mesure », le « SWR-POWER METER F8KGL » affiche : 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G"/>
        <table:table-column table:style-name="Tableau6.B"/>
        <table:table-column table:style-name="Tableau6.C"/>
        <table:table-column table:style-name="Tableau6.B"/>
        <table:table-column table:style-name="Tableau6.G"/>
        <table:table-column table:style-name="Tableau6.B"/>
        <table:table-column table:style-name="Tableau6.C" table:number-columns-repeated="3"/>
        <table:table-column table:style-name="Tableau6.P"/>
        <table:table-row table:style-name="Tableau6.1">
          <table:table-cell table:style-name="Tableau6.A1" office:value-type="string">
            <text:p text:style-name="P26">F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D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>E</text:p>
          </table:table-cell>
          <table:table-cell table:style-name="Tableau6.A1" office:value-type="string">
            <text:p text:style-name="Table_20_Contents">F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S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P1" office:value-type="string">
            <text:p text:style-name="Table_20_Contents"/>
          </table:table-cell>
        </table:table-row>
        <table:table-row table:style-name="Tableau6.1"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.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!</text:p>
          </table:table-cell>
          <table:table-cell table:style-name="Tableau6.P1" office:value-type="string">
            <text:p text:style-name="Table_20_Contents">!</text:p>
          </table:table-cell>
        </table:table-row>
      </table:table>
      <text:p text:style-name="P4"/>
      <text:p text:style-name="P30">« aaa » correspond à la mesure de la puissance transmise en W</text:p>
      <text:p text:style-name="P30">« bbb » correspond à la mesure de la puissance réfléchie en W</text:p>
      <text:p text:style-name="P30">« c.cc » correspond à la mesure du ROS. 2 points d’exclamation s’affichent « !! » si le ROS&gt;2</text:p>
      <text:p text:style-name="P4"/>
      <text:p text:style-name="P24"/>
      <text:h text:style-name="Heading_20_1" text:outline-level="1">2-MATERIEL</text:h>
      <text:p text:style-name="P3"/>
      <text:p text:style-name="P3">PIC (+sa programmation) <text:span text:style-name="T11">4MHz<text:tab/></text:span></text:p>
      <text:p text:style-name="P3">LCD</text:p>
      <text:p text:style-name="P3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<text:p text:style-name="P3">Ligne de mesure</text:p>
      <text:p text:style-name="P3">ADC</text:p>
      <text:p text:style-name="P3">Boitier</text:p>
      <text:p text:style-name="P3">Alimentation</text:p>
      <text:p text:style-name="P3"/>
      <text:h text:style-name="P23" text:outline-level="1">3-LOGICIEL</text:h>
      <text:p text:style-name="Standard"/>
      <text:h text:style-name="Heading_20_2" text:outline-level="2">3.1-Généralités</text:h>
      <text:p text:style-name="Standard"/>
      <text:p text:style-name="Standard"/>
      <text:p text:style-name="Standard">L’architecture hardware étant fondée sur le PIC 16F628 de chez Microchip, le langage de développement du logiciel sera l’assembleur.</text:p>
      <text:p text:style-name="Standard">Le logiciel sera développé sous Linux (Ubuntu 16.04 ou Debian 8).</text:p>
      <text:p text:style-name="Standard"/>
      <text:h text:style-name="Heading_20_3" text:outline-level="3">3.1.1-Application</text:h>
      <text:p text:style-name="Standard">L’application sera généré au format « .hex » pour être programmée dans la mémoire du microcontrôleur : « swr_power_meter_f8kgl-Vn.m.hex »</text:p>
      <text:p text:style-name="Standard"/>
      <text:p text:style-name="Standard">Elle contiendra, essentiellement, 2 fonctionnalités : </text:p>
      <text:p text:style-name="Standard"/>
      <text:list xml:id="list141712284248684896" text:style-name="WWNum16">
        <text:list-item>
          <text:p text:style-name="P39">Fonctionnalité de calibration</text:p>
        </text:list-item>
      </text:list>
      <text:p text:style-name="P6">A l'aide 3 points de mesures (1W, 5, 50W), interpolation de la courbe de calibration</text:p>
      <text:p text:style-name="P6">Définir la procédure de calibration : </text:p>
      <text:p text:style-name="P6">-avec le « petit détecteur maison », faire le relevé de la courbe P = f(ADC) sur les 2 ports FWD et REF</text:p>
      <text:p text:style-name="P6">-avec la ligne de couplage complète, relever 3 points de mesures ADC = f(P)</text:p>
      <text:p text:style-name="P6">-faire une interpolation entre les points qui tend à s'approcher de la 1ère courbe</text:p>
      <text:p text:style-name="Standard"/>
      <text:p text:style-name="Standard"/>
      <text:p text:style-name="P22">TBD</text:p>
      <text:list xml:id="list101350424093911" text:continue-numbering="true" text:style-name="WWNum16">
        <text:list-item>
          <text:p text:style-name="P39">Fonctionnalité de mesure de la puissance transmise, de la puissance réfléchie, et le calcul du SWR</text:p>
        </text:list-item>
      </text:list>
      <text:p text:style-name="P22">TBD</text:p>
      <text:p text:style-name="P21"/>
      <text:p text:style-name="Standard"/>
      <text:h text:style-name="Heading_20_2" text:outline-level="2">3.2-Outils de développement</text:h>
      <text:h text:style-name="Heading_20_3" text:outline-level="3">3.2.1-Assembleur</text:h>
      <text:p text:style-name="Standard">Sous linux, la suite « GPUTILS », permet la compilation d’un projet développé <text:s/>en assembleur pour PIC.</text:p>
      <text:p text:style-name="Standard"/>
      <text:p text:style-name="Standard">GPUTILS est une collection d’outil pour les microcontroleurs PIC. Elle inclut : </text:p>
      <text:list xml:id="list4053919668612617988" text:style-name="WWNum13">
        <text:list-item>
          <text:p text:style-name="P40">Gpasm : compilateur assembleur</text:p>
        </text:list-item>
        <text:list-item>
          <text:p text:style-name="P40">Gplib : compilateur assembleur permettant la génération d’une librairie</text:p>
        </text:list-item>
        <text:list-item>
          <text:p text:style-name="P40">Gplink : éditeur de lien symboliquez</text:p>
        </text:list-item>
      </text:list>
      <text:p text:style-name="Standard"/>
      <text:p text:style-name="Standard">Installation : </text:p>
      <text:list xml:id="list422581589728173369" text:style-name="WWNum12">
        <text:list-item>
          <text:p text:style-name="P41">Désinstaller la version courante de la distribution</text:p>
        </text:list-item>
        <text:list-item>
          <text:p text:style-name="P41">Télécharger la version 1.5.0-1 en suivant ce lien : <text:a xlink:type="simple" xlink:href="https://sourceforge.net/projects/gputils/files/gputils/1.5.0/gputils-1.5.0-1.tar.gz/download" text:style-name="Internet_20_link" text:visited-style-name="Visited_20_Internet_20_Link">https://sourceforge.net/projects/gputils/files/gputils/1.5.0/gputils-1.5.0-1.tar.gz/download</text:a></text:p>
        </text:list-item>
        <text:list-item>
          <text:p text:style-name="P41">Installation</text:p>
        </text:list-item>
      </text:list>
      <text:p text:style-name="Standard"><draw:frame draw:style-name="fr1" draw:name="Zone de texte 31" text:anchor-type="paragraph" svg:x="1.401cm" svg:y="0.171cm" svg:width="12.169cm" svg:height="2.912cm" draw:z-index="6"><draw:text-box><text:p text:style-name="Frame_20_contents">$ tar –xvzf gputils-1.5.0-1.tar.gz</text:p><text:p text:style-name="Frame_20_contents">$ cd gputils-1.5.0-1.tar.gz</text:p><text:p text:style-name="Frame_20_contents">$ ./configure</text:p><text:p text:style-name="Frame_20_contents">$make</text:p><text:p text:style-name="Frame_20_contents">$sudo make install</text:p></draw:text-box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3.2.2-Outils de validation</text:h>
      <text:p text:style-name="Standard">Sous linux, la suite « gpsim » permet la simulation d’un code compilé par GPUTILS</text:p>
      <text:p text:style-name="Standard"/>
      <text:p text:style-name="Standard">Installation : </text:p>
      <text:list xml:id="list1138631323065440249" text:style-name="WWNum14">
        <text:list-item>
          <text:p text:style-name="P42">Désinstaller la version courante de la distribution</text:p>
        </text:list-item>
        <text:list-item>
          <text:p text:style-name="P42">Télécharger la version 0.30.0 en suivant ce lien :</text:p>
        </text:list-item>
      </text:list>
      <text:p text:style-name="List_20_Paragraph"><text:a xlink:type="simple" xlink:href="https://sourceforge.net/projects/gpsim/files/gpsim/0.30.0/gpsim-0.30.0.tar.gz/download" text:style-name="Internet_20_link" text:visited-style-name="Visited_20_Internet_20_Link">https://sourceforge.net/projects/gpsim/files/gpsim/0.30.0/gpsim-0.30.0.tar.gz/download</text:a></text:p>
      <text:list xml:id="list101351311690003" text:continue-numbering="true" text:style-name="WWNum14">
        <text:list-item>
          <text:p text:style-name="P42">Installation</text:p>
        </text:list-item>
      </text:list>
      <text:p text:style-name="Standard"><draw:frame draw:style-name="fr1" draw:name="Zone de texte 32" text:anchor-type="paragraph" svg:x="1.401cm" svg:y="0.259cm" svg:width="12.169cm" svg:height="2.912cm" draw:z-index="7"><draw:text-box><text:p text:style-name="P33">$ tar –xvzf gpsim-0.30.0.tar.gz</text:p><text:p text:style-name="P33">$ cd gpsim-0.30.0.tar.gz</text:p><text:p text:style-name="P33">$ ./configure</text:p><text:p text:style-name="P33">$make</text:p><text:p text:style-name="P33">$sudo make inst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sation : </text:p>
      <text:p text:style-name="Standard"><draw:frame draw:style-name="fr1" draw:name="Zone de texte 33" text:anchor-type="paragraph" svg:x="1.401cm" svg:y="0.395cm" svg:width="12.169cm" svg:height="0.884cm" draw:z-index="8"><draw:text-box><text:p text:style-name="Frame_20_contents">$ gpsim –s nom_du_fichier.cod</text:p></draw:text-box></draw:frame></text:p>
      <text:list xml:id="list3249497315885549259" text:style-name="WWNum19">
        <text:list-item>
          <text:p text:style-name="P43"/>
        </text:list-item>
      </text:list>
      <text:p text:style-name="Standard"/>
      <text:list xml:id="list101350586995603" text:continue-numbering="true" text:style-name="WWNum19">
        <text:list-item>
          <text:p text:style-name="P43">Aller dans File-&gt;Open et choisir le fichier .stc</text:p>
        </text:list-item>
        <text:list-item>
          <text:p text:style-name="P53">Par défaut, la fréquence est fixée à 20MHz. Le projet utilise l'oscillateur interne du PIC, si bien qu'il faut fixer la fréquence de travail à 4MHz : </text:p>
          <text:p text:style-name="P53"><draw:frame draw:style-name="fr1" draw:name="Cadre2" text:anchor-type="paragraph" svg:x="1.401cm" svg:y="0.395cm" svg:width="12.169cm" svg:height="2.032cm" draw:z-index="17"><draw:text-box><text:p text:style-name="P55">**gpsim&gt; frequency 4000000</text:p><text:p text:style-name="P55">**gpsim&gt; frequency</text:p><text:p text:style-name="P55">Clock frequency: 4 MHz.</text:p></draw:text-box></draw:frame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h text:style-name="Heading_20_3" text:outline-level="3">3.2.3-Versions</text:h>
      <text:p text:style-name="Standard">SVN</text:p>
      <text:p text:style-name="Standard"/>
      <table:table table:name="Tableau7" table:style-name="Tableau7">
        <table:table-column table:style-name="Tableau7.A" table:number-columns-repeated="2"/>
        <table:table-row table:style-name="Tableau7.1">
          <table:table-cell table:style-name="Tableau7.A1" office:value-type="string">
            <text:p text:style-name="Standard">V0.x</text:p>
          </table:table-cell>
          <table:table-cell table:style-name="Tableau7.A1" office:value-type="string">
            <text:p text:style-name="Standard">Implémente les fonctions LCD</text:p>
          </table:table-cell>
        </table:table-row>
        <table:table-row table:style-name="Tableau7.1">
          <table:table-cell table:style-name="Tableau7.A1" office:value-type="string">
            <text:p text:style-name="Standard">V1.x</text:p>
          </table:table-cell>
          <table:table-cell table:style-name="Tableau7.A1" office:value-type="string">
            <text:p text:style-name="Standard">Implémente les fonctionsADC</text:p>
          </table:table-cell>
        </table:table-row>
        <table:table-row table:style-name="Tableau7.1">
          <table:table-cell table:style-name="Tableau7.A1" office:value-type="string">
            <text:p text:style-name="Standard">V2.x</text:p>
          </table:table-cell>
          <table:table-cell table:style-name="Tableau7.A1" office:value-type="string">
            <text:p text:style-name="Standard">Implémente les fonctions de calcu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3.2-Architecture</text:h>
      <text:p text:style-name="Standard"/>
      <text:p text:style-name="Standard"/>
      <text:p text:style-name="Standard"><draw:frame draw:style-name="fr2" draw:name="Text Box 10" text:anchor-type="paragraph" svg:x="3.508cm" svg:y="0.183cm" svg:width="2.297cm" svg:height="1.037cm" draw:z-index="15"><draw:text-box><text:p text:style-name="Frame_20_contents">bin</text:p></draw:text-box></draw:frame><draw:frame draw:style-name="fr2" draw:name="Text Box 2" text:anchor-type="paragraph" svg:x="0.252cm" svg:y="0.161cm" svg:width="2.297cm" svg:height="1.037cm" draw:z-index="16"><draw:text-box><text:p text:style-name="Frame_20_contents">ros_metre</text:p></draw:text-box></draw:frame></text:p>
      <text:p text:style-name="Standard"/>
      <text:p text:style-name="Standard"/>
      <text:p text:style-name="Standard"><draw:frame draw:style-name="fr2" draw:name="Text Box 11" text:anchor-type="paragraph" svg:x="3.508cm" svg:y="0.071cm" svg:width="2.297cm" svg:height="1.037cm" draw:z-index="14"><draw:text-box><text:p text:style-name="Frame_20_contents">prj</text:p></draw:text-box></draw:frame></text:p>
      <text:p text:style-name="Standard"/>
      <text:p text:style-name="Standard"><draw:frame draw:style-name="fr2" draw:name="Text Box 12" text:anchor-type="paragraph" svg:x="3.508cm" svg:y="0.288cm" svg:width="2.297cm" svg:height="1.037cm" draw:z-index="13"><draw:text-box><text:p text:style-name="Frame_20_contents">doc</text:p></draw:text-box></draw:frame></text:p>
      <text:p text:style-name="Standard"/>
      <text:p text:style-name="Standard"/>
      <text:p text:style-name="Standard"><draw:frame draw:style-name="fr2" draw:name="Text Box 17" text:anchor-type="paragraph" svg:x="6.765cm" svg:y="0.109cm" svg:width="2.297cm" svg:height="1.037cm" draw:z-index="11"><draw:text-box><text:p text:style-name="Frame_20_contents">hw</text:p></draw:text-box></draw:frame><draw:frame draw:style-name="fr2" draw:name="Text Box 13" text:anchor-type="paragraph" svg:x="3.508cm" svg:y="0.109cm" svg:width="2.297cm" svg:height="1.037cm" draw:z-index="12"><draw:text-box><text:p text:style-name="Frame_20_contents">src</text:p></draw:text-box></draw:frame><draw:frame draw:style-name="fr2" draw:name="Text Box 25" text:anchor-type="paragraph" svg:x="10.028cm" svg:y="0.079cm" svg:width="2.297cm" svg:height="1.037cm" draw:z-index="1"><draw:text-box><text:p text:style-name="Frame_20_contents">sim</text:p></draw:text-box></draw:frame></text:p>
      <text:p text:style-name="Standard"/>
      <text:p text:style-name="Standard"><draw:frame draw:style-name="fr2" draw:name="Text Box 26" text:anchor-type="paragraph" svg:x="10.028cm" svg:y="0.242cm" svg:width="2.297cm" svg:height="1.037cm" draw:z-index="2"><draw:text-box><text:p text:style-name="P34">TBD</text:p></draw:text-box></draw:frame></text:p>
      <text:p text:style-name="Standard"/>
      <text:p text:style-name="Standard"/>
      <text:p text:style-name="Standard"><draw:frame draw:style-name="fr2" draw:name="Text Box 27" text:anchor-type="paragraph" svg:x="10.021cm" svg:y="0.041cm" svg:width="2.297cm" svg:height="1.037cm" draw:z-index="3"><draw:text-box><text:p text:style-name="Frame_20_contents">lcd</text:p></draw:text-box></draw:frame><draw:frame draw:style-name="fr2" draw:name="Text Box 18" text:anchor-type="paragraph" svg:x="6.772cm" svg:y="0.041cm" svg:width="2.297cm" svg:height="1.037cm" draw:z-index="0"><draw:text-box><text:p text:style-name="Frame_20_contents">sw</text:p></draw:text-box></draw:frame></text:p>
      <text:p text:style-name="Standard"/>
      <text:p text:style-name="Standard"><draw:frame draw:style-name="fr2" draw:name="Text Box 28" text:anchor-type="paragraph" svg:x="10.021cm" svg:y="0.335cm" svg:width="2.297cm" svg:height="1.037cm" draw:z-index="4"><draw:text-box><text:p text:style-name="Frame_20_contents">readadc</text:p></draw:text-box></draw:frame></text:p>
      <text:p text:style-name="Standard"/>
      <text:p text:style-name="Standard"/>
      <text:p text:style-name="Standard"><draw:frame draw:style-name="fr2" draw:name="Text Box 29" text:anchor-type="paragraph" svg:x="10.028cm" svg:y="0.041cm" svg:width="2.297cm" svg:height="1.037cm" draw:z-index="5"><draw:text-box><text:p text:style-name="Frame_20_contents">calc</text:p></draw:text-box></draw:frame></text:p>
      <text:p text:style-name="Standard"/>
      <text:p text:style-name="Standard"><draw:frame draw:style-name="fr2" draw:name="Cadre1" text:anchor-type="paragraph" svg:x="10.029cm" svg:y="0.323cm" svg:width="2.297cm" svg:height="1.037cm" draw:z-index="9"><draw:text-box><text:p text:style-name="Frame_20_contents">inc</text:p></draw:text-box></draw:frame></text:p>
      <text:p text:style-name="Standard"/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ros_metre/bin</text:p>
          </table:table-cell>
          <table:table-cell table:style-name="Tableau8.A1" office:value-type="string">
            <text:p text:style-name="Standard">Contient l’ensemble des binaires produits : </text:p>
            <text:list xml:id="list3968193576679292029" text:style-name="WWNum10">
              <text:list-item>
                <text:p text:style-name="P44">*.a : librairie associée à un composant sw</text:p>
              </text:list-item>
              <text:list-item>
                <text:p text:style-name="P44">*.cod : simulation</text:p>
              </text:list-item>
              <text:list-item>
                <text:p text:style-name="P44">*.hex : binaire à flasher dans le PIC</text:p>
              </text:list-item>
              <text:list-item>
                <text:p text:style-name="P44">*.map : mapping mémoire</text:p>
              </text:list-item>
              <text:list-item>
                <text:p text:style-name="P44">*.cof : fichier objet résultat de la compilation</text:p>
              </text:list-item>
              <text:list-item>
                <text:p text:style-name="P44">*.lst : ?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ros_metre/prj</text:p>
          </table:table-cell>
          <table:table-cell table:style-name="Tableau8.A1" office:value-type="string">
            <text:p text:style-name="Standard">Contient le Makefile du projet, et le point d’entrée sw (main.asm)</text:p>
          </table:table-cell>
        </table:table-row>
        <text:soft-page-break/>
        <table:table-row table:style-name="Tableau8.1">
          <table:table-cell table:style-name="Tableau8.A1" office:value-type="string">
            <text:p text:style-name="Standard">ros_metre/doc</text:p>
          </table:table-cell>
          <table:table-cell table:style-name="Tableau8.A1" office:value-type="string">
            <text:p text:style-name="Standard">Documentation du projet</text:p>
          </table:table-cell>
        </table:table-row>
        <table:table-row table:style-name="Tableau8.1">
          <table:table-cell table:style-name="Tableau8.A1" office:value-type="string">
            <text:p text:style-name="Standard">ros_metre/src</text:p>
          </table:table-cell>
          <table:table-cell table:style-name="Tableau8.A1" office:value-type="string">
            <text:p text:style-name="Standard">Contient les sources du projet</text:p>
          </table:table-cell>
        </table:table-row>
        <table:table-row table:style-name="Tableau8.1">
          <table:table-cell table:style-name="Tableau8.A1" office:value-type="string">
            <text:p text:style-name="Standard">Ros_metre/src/hw</text:p>
          </table:table-cell>
          <table:table-cell table:style-name="Tableau8.A1" office:value-type="string">
            <text:p text:style-name="Standard">Contient les sources HW du projet</text:p>
          </table:table-cell>
        </table:table-row>
        <table:table-row table:style-name="Tableau8.1">
          <table:table-cell table:style-name="Tableau8.A1" office:value-type="string">
            <text:p text:style-name="Standard">Ros_metre/hw/sim</text:p>
          </table:table-cell>
          <table:table-cell table:style-name="Tableau8.A1" office:value-type="string">
            <text:p text:style-name="Standard">Contient le fichier netlist pour gpsim</text:p>
          </table:table-cell>
        </table:table-row>
        <table:table-row table:style-name="Tableau8.1">
          <table:table-cell table:style-name="Tableau8.A1" office:value-type="string">
            <text:p text:style-name="Standard">Ros_metre/hw/<text:span text:style-name="T1">TBD</text:span></text:p>
          </table:table-cell>
          <table:table-cell table:style-name="Tableau8.A1" office:value-type="string">
            <text:p text:style-name="P6">Contient les schéma, routages, gerber etc</text:p>
          </table:table-cell>
        </table:table-row>
        <table:table-row table:style-name="Tableau8.1">
          <table:table-cell table:style-name="Tableau8.A1" office:value-type="string">
            <text:p text:style-name="Standard">Ros_metre/sw/lcd</text:p>
          </table:table-cell>
          <table:table-cell table:style-name="Tableau8.A1" office:value-type="string">
            <text:p text:style-name="Standard">Composant LCD</text:p>
            <text:list xml:id="list1069014426872431755" text:style-name="WWNum11">
              <text:list-item>
                <text:p text:style-name="P45">Driver.asm : driver bas niveau du LCD</text:p>
              </text:list-item>
              <text:list-item>
                <text:p text:style-name="P45">Aff.asm : routines haut niveau d’affichage des messages</text:p>
              </text:list-item>
              <text:list-item>
                <text:p text:style-name="P45">Makefile : make de la librairie LCD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Ros_metre/sw/readadc</text:p>
          </table:table-cell>
          <table:table-cell table:style-name="Tableau8.A1" office:value-type="string">
            <text:p text:style-name="Standard">Composant ADC</text:p>
          </table:table-cell>
        </table:table-row>
        <table:table-row table:style-name="Tableau8.1">
          <table:table-cell table:style-name="Tableau8.A1" office:value-type="string">
            <text:p text:style-name="Standard">Ros_metre/sw/calc</text:p>
          </table:table-cell>
          <table:table-cell table:style-name="Tableau8.A1" office:value-type="string">
            <text:p text:style-name="Standard">Composant CALC</text:p>
          </table:table-cell>
        </table:table-row>
        <table:table-row table:style-name="Tableau8.1">
          <table:table-cell table:style-name="Tableau8.A1" office:value-type="string">
            <text:p text:style-name="Standard">Ros_metre/sw/inc</text:p>
          </table:table-cell>
          <table:table-cell table:style-name="Tableau8.A1" office:value-type="string">
            <text:p text:style-name="Standard">Include</text:p>
          </table:table-cell>
        </table:table-row>
      </table:table>
      <text:p text:style-name="Standard"/>
      <text:p text:style-name="Standard"/>
      <text:h text:style-name="Heading_20_2" text:outline-level="2">3.3-Spécifications</text:h>
      <text:p text:style-name="Standard"/>
      <text:h text:style-name="Heading_20_3" text:outline-level="3">3.3.2-/prj</text:h>
      <text:h text:style-name="Heading_20_4" text:outline-level="4">3.3.2.1-Makefile</text:h>
      <text:h text:style-name="Heading_20_4" text:outline-level="4">3.3.2.2-Main.asm</text:h>
      <text:p text:style-name="P8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Table_20_Contents">Fonctions</text:p>
          </table:table-cell>
          <table:table-cell table:style-name="Tableau9.B1" office:value-type="string">
            <text:p text:style-name="P11">Fonction principale, point d’entrée du logiciel</text:p>
          </table:table-cell>
        </table:table-row>
        <table:table-row table:style-name="Tableau9.1">
          <table:table-cell table:style-name="Tableau9.A1" office:value-type="string">
            <text:p text:style-name="Table_20_Contents">Nom</text:p>
          </table:table-cell>
          <table:table-cell table:style-name="Tableau9.B1" office:value-type="string">
            <text:p text:style-name="P11">Init</text:p>
          </table:table-cell>
        </table:table-row>
        <table:table-row table:style-name="Tableau9.1">
          <table:table-cell table:style-name="Tableau9.A1" office:value-type="string">
            <text:p text:style-name="Table_20_Contents">Version</text:p>
          </table:table-cell>
          <table:table-cell table:style-name="Tableau9.B1" office:value-type="string">
            <text:p text:style-name="P11"><text:span text:style-name="T3">≥</text:span>0.1 (sauf les TBD)</text:p>
          </table:table-cell>
        </table:table-row>
        <table:table-row table:style-name="Tableau9.1">
          <table:table-cell table:style-name="Tableau9.A1" office:value-type="string">
            <text:p text:style-name="Table_20_Contents">Paramètres entrée</text:p>
          </table:table-cell>
          <table:table-cell table:style-name="Tableau9.B1" office:value-type="string">
            <text:p text:style-name="P11"/>
          </table:table-cell>
        </table:table-row>
        <table:table-row table:style-name="Tableau9.1">
          <table:table-cell table:style-name="Tableau9.A1" office:value-type="string">
            <text:p text:style-name="Table_20_Contents">Paramètres sorties</text:p>
          </table:table-cell>
          <table:table-cell table:style-name="Tableau9.B1" office:value-type="string">
            <text:p text:style-name="P11"/>
          </table:table-cell>
        </table:table-row>
        <table:table-row table:style-name="Tableau9.1">
          <table:table-cell table:style-name="Tableau9.A1" office:value-type="string">
            <text:p text:style-name="Table_20_Contents">Traitements</text:p>
          </table:table-cell>
          <table:table-cell table:style-name="Tableau9.B1" office:value-type="string">
            <text:list xml:id="list3702367346111197206" text:style-name="WWNum1">
              <text:list-item>
                <text:p text:style-name="P36">Initialisation</text:p>
                <text:list>
                  <text:list-item>
                    <text:p text:style-name="P36">PIC<text:span text:style-name="T1"> TBD</text:span></text:p>
                  </text:list-item>
                  <text:list-item>
                    <text:p text:style-name="P36">LCD : Effectuer l’initilisation du LCD (lcd_init)</text:p>
                  </text:list-item>
                  <text:list-item>
                    <text:p text:style-name="P36">ADC : <text:span text:style-name="T1">TBD</text:span></text:p>
                  </text:list-item>
                  <text:list-item>
                    <text:p text:style-name="P36"/>
                  </text:list-item>
                </text:list>
              </text:list-item>
              <text:list-item>
                <text:p text:style-name="P36">Afficher le message de boot (lcd_affbootmsg)</text:p>
              </text:list-item>
              <text:list-item>
                <text:p text:style-name="P36">Tempo de 5s </text:p>
                <text:list>
                  <text:list-item>
                    <text:p text:style-name="P37">temporisation de 2,5s (tempo_boot)</text:p>
                  </text:list-item>
                  <text:list-item>
                    <text:p text:style-name="P37">temporisation de 2,5s (tempo_boot)</text:p>
                  </text:list-item>
                </text:list>
              </text:list-item>
              <text:list-item>
                <text:p text:style-name="P38">Effacer le LCD (lcd_clear)</text:p>
              </text:list-item>
              <text:list-item>
                <text:p text:style-name="P38">Positionner le curseur du LCD sur la ligne 1</text:p>
              </text:list-item>
              <text:list-item>
                <text:p text:style-name="P36">Tester le mode calibration (<text:span text:style-name="T1">TBD</text:span> <text:span text:style-name="T1">strap de soudure à la masse ou VCC</text:span>)</text:p>
              </text:list-item>
              <text:list-item>
                <text:p text:style-name="P36">Si le boitier est en mode de calibration (<text:span text:style-name="T1">TBD</text:span>)</text:p>
                <text:list>
                  <text:list-item>
                    <text:p text:style-name="P36">afficher le message de calibration (<text:span text:style-name="T1">lcd_affcalib</text:span> <text:span text:style-name="T1">TBD</text:span>)</text:p>
                  </text:list-item>
                  <text:list-item>
                    <text:p text:style-name="P36">Dans une boucle infinie</text:p>
                    <text:list>
                      <text:list-item>
                        <text:p text:style-name="P36">lire les registres ADCfwd et ADCref</text:p>
                      </text:list-item>
                      <text:list-item>
                        <text:p text:style-name="P36">afficher le message de mesure (<text:span text:style-name="T1">lcd_affmeas</text:span> <text:span text:style-name="T1">TBD</text:span>)</text:p>
                      </text:list-item>
                    </text:list>
                  </text:list-item>
                </text:list>
              </text:list-item>
              <text:list-item>
                <text:p text:style-name="P36">Sinon</text:p>
                <text:list>
                  <text:list-item>
                    <text:p text:style-name="P36">Dans une boucle infinie (<text:span text:style-name="T1">TBD</text:span>) : </text:p>
                    <text:list>
                      <text:list-item>
                        <text:p text:style-name="P36"><text:soft-page-break/>lire les registres ADCfwd et ADCref</text:p>
                      </text:list-item>
                      <text:list-item>
                        <text:p text:style-name="P36">calculer la puissance FWD et REF</text:p>
                      </text:list-item>
                      <text:list-item>
                        <text:p text:style-name="P36">Calculer le SWR</text:p>
                      </text:list-item>
                      <text:list-item>
                        <text:p text:style-name="P36">Afficher le message de mesure</text:p>
                      </text:list-item>
                    </text:list>
                  </text:list-item>
                </text:list>
              </text:list-item>
            </text:list>
            <text:p text:style-name="P11"/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Fonctions</text:p>
          </table:table-cell>
          <table:table-cell table:style-name="Tableau2.B1" office:value-type="string">
            <text:p text:style-name="P12"><text:span text:style-name="T8">Temporisation de </text:span><text:span text:style-name="T9">2,5</text:span><text:span text:style-name="T8"> secondes</text:span> </text:p>
          </table:table-cell>
        </table:table-row>
        <table:table-row table:style-name="Tableau2.1">
          <table:table-cell table:style-name="Tableau2.A1" office:value-type="string">
            <text:p text:style-name="Table_20_Contents">Nom</text:p>
          </table:table-cell>
          <table:table-cell table:style-name="Tableau2.B1" office:value-type="string">
            <text:p text:style-name="P13">tempo_<text:span text:style-name="T10">boot</text:span></text:p>
          </table:table-cell>
        </table:table-row>
        <table:table-row table:style-name="Tableau2.1">
          <table:table-cell table:style-name="Tableau2.A1" office:value-type="string">
            <text:p text:style-name="Table_20_Contents">Version</text:p>
          </table:table-cell>
          <table:table-cell table:style-name="Tableau2.B1" office:value-type="string">
            <text:p text:style-name="P13"><text:span text:style-name="T3">≥</text:span>0.2</text:p>
          </table:table-cell>
        </table:table-row>
        <table:table-row table:style-name="Tableau2.1">
          <table:table-cell table:style-name="Tableau2.A1" office:value-type="string">
            <text:p text:style-name="Table_20_Contents">Paramètres entrée</text:p>
          </table:table-cell>
          <table:table-cell table:style-name="Tableau2.B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Table_20_Contents">Paramètres sorties</text:p>
          </table:table-cell>
          <table:table-cell table:style-name="Tableau2.B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Table_20_Contents">Traitements</text:p>
          </table:table-cell>
          <table:table-cell table:style-name="Tableau2.B1" office:value-type="string">
            <text:p text:style-name="P9">Appeler 10 fois un <text:span text:style-name="T12">délai</text:span> de <text:span text:style-name="T10">25</text:span>0ms</text:p>
          </table:table-cell>
        </table:table-row>
      </table:table>
      <text:p text:style-name="P21"/>
      <text:p text:style-name="P21"/>
      <text:p text:style-name="P21"/>
      <text:h text:style-name="Heading_20_3" text:outline-level="3">3.3.3/sw/inc</text:h>
      <text:h text:style-name="Heading_20_4" text:outline-level="4">3.3.3.1-lcd.inc</text:h>
      <text:p text:style-name="Standard">Contient les define du LCD.</text:p>
      <text:h text:style-name="Heading_20_3" text:outline-level="3">3.3.4-/sw/lcd</text:h>
      <text:h text:style-name="Heading_20_4" text:outline-level="4">3.3.4.1-driver.asm : </text:h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Fonction</text:p>
          </table:table-cell>
          <table:table-cell table:style-name="Tableau11.B1" office:value-type="string">
            <text:p text:style-name="Table_20_Contents">Initialisation du LCD</text:p>
          </table:table-cell>
        </table:table-row>
        <table:table-row table:style-name="Tableau11.1">
          <table:table-cell table:style-name="Tableau11.A1" office:value-type="string">
            <text:p text:style-name="Table_20_Contents">Version</text:p>
          </table:table-cell>
          <table:table-cell table:style-name="Tableau11.B1" office:value-type="string">
            <text:p text:style-name="Table_20_Contents"><text:span text:style-name="T3">≥</text:span>0.1</text:p>
          </table:table-cell>
        </table:table-row>
        <table:table-row table:style-name="Tableau11.1">
          <table:table-cell table:style-name="Tableau11.A1" office:value-type="string">
            <text:p text:style-name="Table_20_Contents">Nom</text:p>
          </table:table-cell>
          <table:table-cell table:style-name="Tableau11.B1" office:value-type="string">
            <text:p text:style-name="Table_20_Contents">lcd_init</text:p>
          </table:table-cell>
        </table:table-row>
        <table:table-row table:style-name="Tableau11.1">
          <table:table-cell table:style-name="Tableau11.A1" office:value-type="string">
            <text:p text:style-name="Table_20_Contents">Paramètres entrée</text:p>
          </table:table-cell>
          <table:table-cell table:style-name="Tableau11.B1" office:value-type="string">
            <text:p text:style-name="Table_20_Contents"/>
          </table:table-cell>
        </table:table-row>
        <table:table-row table:style-name="Tableau11.1">
          <table:table-cell table:style-name="Tableau11.A1" office:value-type="string">
            <text:p text:style-name="Table_20_Contents">Paramètres sorties</text:p>
          </table:table-cell>
          <table:table-cell table:style-name="Tableau11.B1" office:value-type="string">
            <text:p text:style-name="P11"/>
          </table:table-cell>
        </table:table-row>
        <table:table-row table:style-name="Tableau11.1">
          <table:table-cell table:style-name="Tableau11.A1" office:value-type="string">
            <text:p text:style-name="Table_20_Contents">Traitements</text:p>
          </table:table-cell>
          <table:table-cell table:style-name="Tableau11.B1" office:value-type="string">
            <text:p text:style-name="P10"/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Fonction</text:p>
          </table:table-cell>
          <table:table-cell table:style-name="Tableau12.B1" office:value-type="string">
            <text:p text:style-name="Table_20_Contents">Affichage d’un caractère</text:p>
          </table:table-cell>
        </table:table-row>
        <table:table-row table:style-name="Tableau12.1">
          <table:table-cell table:style-name="Tableau12.A1" office:value-type="string">
            <text:p text:style-name="Table_20_Contents">Version</text:p>
          </table:table-cell>
          <table:table-cell table:style-name="Tableau12.B1" office:value-type="string">
            <text:p text:style-name="Table_20_Contents"><text:span text:style-name="T3">≥</text:span>0.1</text:p>
          </table:table-cell>
        </table:table-row>
        <table:table-row table:style-name="Tableau12.1">
          <table:table-cell table:style-name="Tableau12.A1" office:value-type="string">
            <text:p text:style-name="Table_20_Contents">Nom</text:p>
          </table:table-cell>
          <table:table-cell table:style-name="Tableau12.B1" office:value-type="string">
            <text:p text:style-name="Table_20_Contents">lcd_affcha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entrée</text:p>
          </table:table-cell>
          <table:table-cell table:style-name="Tableau12.B1" office:value-type="string">
            <text:p text:style-name="Table_20_Contents">W(1 byte) : contient le caractère à afficher à la position courante du curseu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sorties</text:p>
          </table:table-cell>
          <table:table-cell table:style-name="Tableau12.B1" office:value-type="string">
            <text:p text:style-name="P11"/>
          </table:table-cell>
        </table:table-row>
        <table:table-row table:style-name="Tableau12.1">
          <table:table-cell table:style-name="Tableau12.A1" office:value-type="string">
            <text:p text:style-name="Table_20_Contents">Traitements</text:p>
          </table:table-cell>
          <table:table-cell table:style-name="Tableau12.B1" office:value-type="string">
            <text:p text:style-name="P10"/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Table_20_Contents">Fonction</text:p>
          </table:table-cell>
          <table:table-cell table:style-name="Tableau13.B1" office:value-type="string">
            <text:p text:style-name="Table_20_Contents">Envoi d’une commande au LCD</text:p>
          </table:table-cell>
        </table:table-row>
        <table:table-row table:style-name="Tableau13.1">
          <table:table-cell table:style-name="Tableau13.A1" office:value-type="string">
            <text:p text:style-name="Table_20_Contents">Version</text:p>
          </table:table-cell>
          <table:table-cell table:style-name="Tableau13.B1" office:value-type="string">
            <text:p text:style-name="Table_20_Contents"><text:span text:style-name="T3">≥</text:span>0.1</text:p>
          </table:table-cell>
        </table:table-row>
        <table:table-row table:style-name="Tableau13.1">
          <table:table-cell table:style-name="Tableau13.A1" office:value-type="string">
            <text:p text:style-name="Table_20_Contents">Nom</text:p>
          </table:table-cell>
          <table:table-cell table:style-name="Tableau13.B1" office:value-type="string">
            <text:p text:style-name="Table_20_Contents">lcd_sendcmd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entrée</text:p>
          </table:table-cell>
          <table:table-cell table:style-name="Tableau13.B1" office:value-type="string">
            <text:p text:style-name="P28">W(1 byte) : contient la commande</text:p>
            <text:p text:style-name="P16"><text:soft-page-break/>0x28 <text:s/>Set Interface Length</text:p>
            <text:p text:style-name="P16">0x10 <text:s/>Turn Off Display</text:p>
            <text:p text:style-name="P16">0x01 <text:s/>Clear Display RAM</text:p>
            <text:p text:style-name="P16">0x06 <text:s/>Set Cursor Movement</text:p>
            <text:p text:style-name="P16">0x0C <text:s/>Turn on Display/Cursor</text:p>
            <text:p text:style-name="P16">0x01 <text:s/>Clear display</text:p>
            <text:p text:style-name="P17"><text:span text:style-name="T2">0xc0 <text:s/>move to 2</text:span><text:span text:style-name="T5">nd</text:span><text:span text:style-name="T2"> row, first column</text:span>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sorties</text:p>
          </table:table-cell>
          <table:table-cell table:style-name="Tableau13.B1" office:value-type="string">
            <text:p text:style-name="P11"/>
          </table:table-cell>
        </table:table-row>
        <table:table-row table:style-name="Tableau13.1">
          <table:table-cell table:style-name="Tableau13.A1" office:value-type="string">
            <text:p text:style-name="Table_20_Contents">Traitements</text:p>
          </table:table-cell>
          <table:table-cell table:style-name="Tableau13.B1" office:value-type="string">
            <text:p text:style-name="P5"/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Table_20_Contents">Fonction</text:p>
          </table:table-cell>
          <table:table-cell table:style-name="Tableau14.B1" office:value-type="string">
            <text:p text:style-name="Table_20_Contents">Positionner le curseur du LCD</text:p>
          </table:table-cell>
        </table:table-row>
        <table:table-row table:style-name="Tableau14.1">
          <table:table-cell table:style-name="Tableau14.A1" office:value-type="string">
            <text:p text:style-name="Table_20_Contents">Nom</text:p>
          </table:table-cell>
          <table:table-cell table:style-name="Tableau14.B1" office:value-type="string">
            <text:p text:style-name="Table_20_Contents">lcd_setposcursor</text:p>
          </table:table-cell>
        </table:table-row>
        <table:table-row table:style-name="Tableau14.1">
          <table:table-cell table:style-name="Tableau14.A1" office:value-type="string">
            <text:p text:style-name="Table_20_Contents">Version</text:p>
          </table:table-cell>
          <table:table-cell table:style-name="Tableau14.B1" office:value-type="string">
            <text:p text:style-name="P29">≥0.1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entrée</text:p>
          </table:table-cell>
          <table:table-cell table:style-name="Tableau14.B1" office:value-type="string">
            <text:p text:style-name="Table_20_Contents">W(1 byte) : contient la position du curseur</text:p>
            <text:p text:style-name="P17">0-15 : 1<text:span text:style-name="T4">ère</text:span> ligne</text:p>
            <text:p text:style-name="P17">16-31 : 2<text:span text:style-name="T4">ème</text:span> ligne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sorties</text:p>
          </table:table-cell>
          <table:table-cell table:style-name="Tableau14.B1" office:value-type="string">
            <text:p text:style-name="P11"/>
          </table:table-cell>
        </table:table-row>
        <table:table-row table:style-name="Tableau14.1">
          <table:table-cell table:style-name="Tableau14.A1" office:value-type="string">
            <text:p text:style-name="Table_20_Contents">Traitements</text:p>
          </table:table-cell>
          <table:table-cell table:style-name="Tableau14.B1" office:value-type="string">
            <text:list xml:id="list7217933799431848268" text:style-name="WWNum5">
              <text:list-item>
                <text:p text:style-name="P46">Si le curseur doit être positionné sur la première ligne : </text:p>
              </text:list-item>
            </text:list>
            <text:p text:style-name="P15">W = W + 0x80</text:p>
            <text:p text:style-name="P15">Si le curseur doit être positionné sur la deuxième ligne : </text:p>
            <text:p text:style-name="P15">W = W + 0xC0</text:p>
            <text:list xml:id="list101352351372563" text:continue-numbering="true" text:style-name="WWNum5">
              <text:list-item>
                <text:p text:style-name="P46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Table_20_Contents">Fonction</text:p>
          </table:table-cell>
          <table:table-cell table:style-name="Tableau15.B1" office:value-type="string">
            <text:p text:style-name="Table_20_Contents">Efface le LCD</text:p>
          </table:table-cell>
        </table:table-row>
        <table:table-row table:style-name="Tableau15.1">
          <table:table-cell table:style-name="Tableau15.A1" office:value-type="string">
            <text:p text:style-name="Table_20_Contents">Version</text:p>
          </table:table-cell>
          <table:table-cell table:style-name="Tableau15.B1" office:value-type="string">
            <text:p text:style-name="Table_20_Contents"><text:span text:style-name="T3">≥</text:span>0.1</text:p>
          </table:table-cell>
        </table:table-row>
        <table:table-row table:style-name="Tableau15.1">
          <table:table-cell table:style-name="Tableau15.A1" office:value-type="string">
            <text:p text:style-name="Table_20_Contents">Nom</text:p>
          </table:table-cell>
          <table:table-cell table:style-name="Tableau15.B1" office:value-type="string">
            <text:p text:style-name="Table_20_Contents">lcd_clear</text:p>
          </table:table-cell>
        </table:table-row>
        <table:table-row table:style-name="Tableau15.1">
          <table:table-cell table:style-name="Tableau15.A1" office:value-type="string">
            <text:p text:style-name="Table_20_Contents">Paramètres entrée</text:p>
          </table:table-cell>
          <table:table-cell table:style-name="Tableau15.B1" office:value-type="string">
            <text:p text:style-name="P17"/>
          </table:table-cell>
        </table:table-row>
        <table:table-row table:style-name="Tableau15.1">
          <table:table-cell table:style-name="Tableau15.A1" office:value-type="string">
            <text:p text:style-name="Table_20_Contents">Paramètres sorties</text:p>
          </table:table-cell>
          <table:table-cell table:style-name="Tableau15.B1" office:value-type="string">
            <text:p text:style-name="P11"/>
          </table:table-cell>
        </table:table-row>
        <table:table-row table:style-name="Tableau15.1">
          <table:table-cell table:style-name="Tableau15.A1" office:value-type="string">
            <text:p text:style-name="Table_20_Contents">Traitement</text:p>
          </table:table-cell>
          <table:table-cell table:style-name="Tableau15.B1" office:value-type="string">
            <text:list xml:id="list3009159719235441598" text:style-name="WWNum7">
              <text:list-item>
                <text:p text:style-name="P47">W=0x01</text:p>
              </text:list-item>
              <text:list-item>
                <text:p text:style-name="P47">Envoi de la commande au LCD (lcd_sendcmd)</text:p>
              </text:list-item>
            </text:list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Table_20_Contents">Fonction</text:p>
          </table:table-cell>
          <table:table-cell table:style-name="Tableau16.B1" office:value-type="string">
            <text:p text:style-name="Table_20_Contents">Positionne le curseur sur la 2<text:span text:style-name="T4">ème</text:span> ligne</text:p>
          </table:table-cell>
        </table:table-row>
        <table:table-row table:style-name="Tableau16.1">
          <table:table-cell table:style-name="Tableau16.A1" office:value-type="string">
            <text:p text:style-name="Table_20_Contents">Version</text:p>
          </table:table-cell>
          <table:table-cell table:style-name="Tableau16.B1" office:value-type="string">
            <text:p text:style-name="Table_20_Contents"><text:span text:style-name="T3">≥</text:span>0.1</text:p>
          </table:table-cell>
        </table:table-row>
        <table:table-row table:style-name="Tableau16.1">
          <table:table-cell table:style-name="Tableau16.A1" office:value-type="string">
            <text:p text:style-name="Table_20_Contents">Nom</text:p>
          </table:table-cell>
          <table:table-cell table:style-name="Tableau16.B1" office:value-type="string">
            <text:p text:style-name="Table_20_Contents">lcd_setposL2</text:p>
          </table:table-cell>
        </table:table-row>
        <table:table-row table:style-name="Tableau16.1">
          <table:table-cell table:style-name="Tableau16.A1" office:value-type="string">
            <text:p text:style-name="Table_20_Contents">Paramètres entrée</text:p>
          </table:table-cell>
          <table:table-cell table:style-name="Tableau16.B1" office:value-type="string">
            <text:p text:style-name="P17"/>
          </table:table-cell>
        </table:table-row>
        <table:table-row table:style-name="Tableau16.1">
          <table:table-cell table:style-name="Tableau16.A1" office:value-type="string">
            <text:p text:style-name="Table_20_Contents">Paramètres sorties</text:p>
          </table:table-cell>
          <table:table-cell table:style-name="Tableau16.B1" office:value-type="string">
            <text:p text:style-name="P11"/>
          </table:table-cell>
        </table:table-row>
        <table:table-row table:style-name="Tableau16.1">
          <table:table-cell table:style-name="Tableau16.A1" office:value-type="string">
            <text:p text:style-name="Table_20_Contents">Traitements</text:p>
          </table:table-cell>
          <table:table-cell table:style-name="Tableau16.B1" office:value-type="string">
            <text:list xml:id="list2609915819579712114" text:style-name="WWNum8">
              <text:list-item>
                <text:p text:style-name="P48">W=0xC0</text:p>
              </text:list-item>
              <text:list-item>
                <text:p text:style-name="P48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Table_20_Contents">Fonction</text:p>
          </table:table-cell>
          <table:table-cell table:style-name="Tableau17.B1" office:value-type="string">
            <text:p text:style-name="Table_20_Contents">Conversion hexa-ASCII</text:p>
          </table:table-cell>
        </table:table-row>
        <table:table-row table:style-name="Tableau17.1">
          <table:table-cell table:style-name="Tableau17.A1" office:value-type="string">
            <text:p text:style-name="Table_20_Contents">Version</text:p>
          </table:table-cell>
          <table:table-cell table:style-name="Tableau17.B1" office:value-type="string">
            <text:p text:style-name="Table_20_Contents"><text:span text:style-name="T3">≥</text:span>0.1</text:p>
          </table:table-cell>
        </table:table-row>
        <text:soft-page-break/>
        <table:table-row table:style-name="Tableau17.1">
          <table:table-cell table:style-name="Tableau17.A1" office:value-type="string">
            <text:p text:style-name="Table_20_Contents">Nom</text:p>
          </table:table-cell>
          <table:table-cell table:style-name="Tableau17.B1" office:value-type="string">
            <text:p text:style-name="Table_20_Contents">lcd_convtoascii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entrée</text:p>
          </table:table-cell>
          <table:table-cell table:style-name="Tableau17.B1" office:value-type="string">
            <text:p text:style-name="Table_20_Contents">W (1 quartet) : contient le quartet de poids faible à convertir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sorties</text:p>
          </table:table-cell>
          <table:table-cell table:style-name="Tableau17.B1" office:value-type="string">
            <text:p text:style-name="Table_20_Contents">W (1 byte) : contient l’octet converti</text:p>
          </table:table-cell>
        </table:table-row>
        <table:table-row table:style-name="Tableau17.1">
          <table:table-cell table:style-name="Tableau17.A1" office:value-type="string">
            <text:p text:style-name="Table_20_Contents">Traitements</text:p>
          </table:table-cell>
          <table:table-cell table:style-name="Tableau17.B1" office:value-type="string">
            <text:p text:style-name="P25">W=W + 0x30</text:p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Fonction</text:p>
          </table:table-cell>
          <table:table-cell table:style-name="Tableau18.B1" office:value-type="string">
            <text:p text:style-name="Standard">Routines de temporisation et pulse</text:p>
          </table:table-cell>
        </table:table-row>
        <table:table-row table:style-name="Tableau18.1">
          <table:table-cell table:style-name="Tableau18.A1" office:value-type="string">
            <text:p text:style-name="Table_20_Contents">Version</text:p>
          </table:table-cell>
          <table:table-cell table:style-name="Tableau18.B1" office:value-type="string">
            <text:p text:style-name="Standard"><text:span text:style-name="T3">≥</text:span>0.1</text:p>
          </table:table-cell>
        </table:table-row>
        <table:table-row table:style-name="Tableau18.1">
          <table:table-cell table:style-name="Tableau18.A1" office:value-type="string">
            <text:p text:style-name="Table_20_Contents">Nom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entrée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sorties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Traitements</text:p>
          </table:table-cell>
          <table:table-cell table:style-name="Tableau18.B1" office:value-type="string">
            <text:p text:style-name="P25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    </table:table-cell>
        </table:table-row>
      </table:table>
      <text:p text:style-name="Standard"/>
      <text:h text:style-name="Heading_20_4" text:outline-level="4">3.3.4.2-aff.asm : </text:h>
      <text:p text:style-name="Standard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Table_20_Contents">Fonction</text:p>
          </table:table-cell>
          <table:table-cell table:style-name="Tableau19.B1" office:value-type="string">
            <text:p text:style-name="Table_20_Contents">Message de version courante du logiciel</text:p>
          </table:table-cell>
        </table:table-row>
        <table:table-row table:style-name="Tableau19.1">
          <table:table-cell table:style-name="Tableau19.A1" office:value-type="string">
            <text:p text:style-name="Table_20_Contents">Version</text:p>
          </table:table-cell>
          <table:table-cell table:style-name="Tableau19.B1" office:value-type="string">
            <text:p text:style-name="Table_20_Contents"><text:span text:style-name="T3">≥</text:span>0.1</text:p>
          </table:table-cell>
        </table:table-row>
        <table:table-row table:style-name="Tableau19.1">
          <table:table-cell table:style-name="Tableau19.A1" office:value-type="string">
            <text:p text:style-name="Table_20_Contents">Nom</text:p>
          </table:table-cell>
          <table:table-cell table:style-name="Tableau19.B1" office:value-type="string">
            <text:p text:style-name="Table_20_Contents">c_swversion</text:p>
          </table:table-cell>
        </table:table-row>
        <table:table-row table:style-name="Tableau19.1">
          <table:table-cell table:style-name="Tableau19.A1" office:value-type="string">
            <text:p text:style-name="Table_20_Contents">Paramètres entrée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Paramètres sorties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Traitements</text:p>
          </table:table-cell>
          <table:table-cell table:style-name="Tableau19.B1" office:value-type="string">
            <text:p text:style-name="Standard">Zone mémoire (5 bytes) dédiée au stockage de la version du logiciel </text:p>
            <text:p text:style-name="P18">« Vn.m »,0x00</text:p>
            <text:p text:style-name="Standard">Cette zone de mémoire est placée au début de l’EEPROM (0x2100).</text:p>
            <text:p text:style-name="Standard">Cette zone mémoire doit se terminer par l’octet 0x00.</text:p>
            <text:p text:style-name="Standard">Cette zone mémoire est remplie par le compilateur.</text:p>
            <text:p text:style-name="Standard"/>
          </table:table-cell>
        </table:table-row>
      </table:table>
      <text:p text:style-name="P21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boot ligne 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3">≥</text:span>0.1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boot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1 du LCD) contenant la chaîne suivante : </text:p>
            <text:p text:style-name="P15">« SWR-POWER meter »</text:p>
            <text:p text:style-name="Standard"/>
            <text:list xml:id="list7873326315116394188" text:style-name="WWNum6">
              <text:list-item>
                <text:p text:style-name="P49">Additionner le pointeur de programme avec v_charpos</text:p>
              </text:list-item>
              <text:list-item>
                <text:p text:style-name="P49">Retourner le caractère contenu en mémoire à cette position dans W</text:p>
              </text:list-item>
              <text:list-item>
                <text:p text:style-name="P49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boot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3">≥</text:span>0.1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boot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Standard">« F8KGL »</text:p>
            <text:p text:style-name="Standard"/>
            <text:list xml:id="list101351173301469" text:continue-numbering="true" text:style-name="WWNum6">
              <text:list-item>
                <text:p text:style-name="P50">Additionner le pointeur de programme avec v_charpos</text:p>
              </text:list-item>
              <text:list-item>
                <text:p text:style-name="P50">Retourner le caractère contenu en mémoire à cette position dans W</text:p>
              </text:list-item>
              <text:list-item>
                <text:p text:style-name="P50">Fin de chaîne = retourner 0x00 dans W</text:p>
              </text:list-item>
            </text:list>
          </table:table-cell>
        </table:table-row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calibration L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3">≥</text:span>0.2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calib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<text:span text:style-name="T7">calibration</text:span> (ligne 1 du LCD) contenant la chaîne suivante : </text:p>
            <text:p text:style-name="P15">« ADCfwd » <text:span text:style-name="T6">avec un espace à la fin</text:span></text:p>
            <text:p text:style-name="Standard"/>
            <text:list xml:id="list101351347805953" text:continue-numbering="true" text:style-name="WWNum6">
              <text:list-item>
                <text:p text:style-name="P49">Additionner le pointeur de programme avec v_charpos</text:p>
              </text:list-item>
              <text:list-item>
                <text:p text:style-name="P49">Retourner le caractère contenu en mémoire à cette position dans W</text:p>
              </text:list-item>
              <text:list-item>
                <text:p text:style-name="P49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calibration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3">≥</text:span>0.2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calib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P15">« ADCref » <text:span text:style-name="T6">avec un espace à la fin</text:span></text:p>
            <text:p text:style-name="Standard"/>
            <text:list xml:id="list101351015639116" text:continue-numbering="true" text:style-name="WWNum6">
              <text:list-item>
                <text:p text:style-name="P50">Additionner le pointeur de programme avec v_charpos</text:p>
              </text:list-item>
              <text:list-item>
                <text:p text:style-name="P50">Retourner le caractère contenu en mémoire à cette position dans W</text:p>
              </text:list-item>
              <text:list-item>
                <text:p text:style-name="P50">Fin de chaîne = retourner 0x00 dans W</text:p>
              </text:list-item>
            </text:list>
            <text:p text:style-name="Standard"/>
            <text:p text:style-name="Standard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Table_20_Contents">Fonction</text:p>
          </table:table-cell>
          <table:table-cell table:style-name="Tableau22.B1" office:value-type="string">
            <text:p text:style-name="Table_20_Contents">Affichage du message de boot</text:p>
          </table:table-cell>
        </table:table-row>
        <table:table-row table:style-name="Tableau22.1">
          <table:table-cell table:style-name="Tableau22.A1" office:value-type="string">
            <text:p text:style-name="Table_20_Contents">Version</text:p>
          </table:table-cell>
          <table:table-cell table:style-name="Tableau22.B1" office:value-type="string">
            <text:p text:style-name="Table_20_Contents"><text:span text:style-name="T3">≥</text:span>0.1</text:p>
          </table:table-cell>
        </table:table-row>
        <text:soft-page-break/>
        <table:table-row table:style-name="Tableau22.1">
          <table:table-cell table:style-name="Tableau22.A1" office:value-type="string">
            <text:p text:style-name="Table_20_Contents">Nom</text:p>
          </table:table-cell>
          <table:table-cell table:style-name="Tableau22.B1" office:value-type="string">
            <text:p text:style-name="Table_20_Contents">lcd_affboot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entrée</text:p>
          </table:table-cell>
          <table:table-cell table:style-name="Tableau22.B1" office:value-type="string">
            <text:p text:style-name="Table_20_Contents">-bootmsgL1 : zone mémoire (15 bytes) contenant le message de boot ligne 1</text:p>
            <text:p text:style-name="Table_20_Contents">-bootmsgL2 : zone mémoire (5 bytes) contenant le message de boot ligne 2</text:p>
            <text:p text:style-name="Table_20_Contents">-c_swversion : zone EEPROM (5bytes) contenant la version courante du logicielle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sorties</text:p>
          </table:table-cell>
          <table:table-cell table:style-name="Tableau22.B1" office:value-type="string"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3"/>
              <table:table-column table:style-name="Tableau21.B"/>
              <table:table-column table:style-name="Tableau21.G"/>
              <table:table-column table:style-name="Tableau21.B"/>
              <table:table-column table:style-name="Tableau21.C"/>
              <table:table-column table:style-name="Tableau21.B"/>
              <table:table-column table:style-name="Tableau21.G"/>
              <table:table-column table:style-name="Tableau21.B"/>
              <table:table-column table:style-name="Tableau21.C" table:number-columns-repeated="3"/>
              <table:table-column table:style-name="Tableau21.P"/>
              <table:table-row table:style-name="Tableau21.1">
                <table:table-cell table:style-name="Tableau21.A1" office:value-type="string">
                  <text:p text:style-name="Table_20_Contents">S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>-</text:p>
                </table:table-cell>
                <table:table-cell table:style-name="Tableau21.A1" office:value-type="string">
                  <text:p text:style-name="Table_20_Contents">P</text:p>
                </table:table-cell>
                <table:table-cell table:style-name="Tableau21.A1" office:value-type="string">
                  <text:p text:style-name="Table_20_Contents">O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m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t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P1" office:value-type="string">
                  <text:p text:style-name="Table_20_Contents"/>
                </table:table-cell>
              </table:table-row>
              <table:table-row table:style-name="Tableau21.1">
                <table:table-cell table:style-name="Tableau21.A1" office:value-type="string">
                  <text:p text:style-name="Table_20_Contents">F</text:p>
                </table:table-cell>
                <table:table-cell table:style-name="Tableau21.A1" office:value-type="string">
                  <text:p text:style-name="Table_20_Contents">8</text:p>
                </table:table-cell>
                <table:table-cell table:style-name="Tableau21.A1" office:value-type="string">
                  <text:p text:style-name="Table_20_Contents">K</text:p>
                </table:table-cell>
                <table:table-cell table:style-name="Tableau21.A1" office:value-type="string">
                  <text:p text:style-name="Table_20_Contents">G</text:p>
                </table:table-cell>
                <table:table-cell table:style-name="Tableau21.A1" office:value-type="string">
                  <text:p text:style-name="Table_20_Contents">L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v</text:p>
                </table:table-cell>
                <table:table-cell table:style-name="Tableau21.A1" office:value-type="string">
                  <text:p text:style-name="Table_20_Contents">0</text:p>
                </table:table-cell>
                <table:table-cell table:style-name="Tableau21.A1" office:value-type="string">
                  <text:p text:style-name="Table_20_Contents">.</text:p>
                </table:table-cell>
                <table:table-cell table:style-name="Tableau21.P1" office:value-type="string">
                  <text:p text:style-name="Table_20_Contents">1</text:p>
                </table:table-cell>
              </table:table-row>
            </table:table>
            <text:p text:style-name="P11"/>
          </table:table-cell>
        </table:table-row>
        <table:table-row table:style-name="Tableau22.1">
          <table:table-cell table:style-name="Tableau22.A1" office:value-type="string">
            <text:p text:style-name="Table_20_Contents">Traitements</text:p>
          </table:table-cell>
          <table:table-cell table:style-name="Tableau22.B1" office:value-type="string">
            <text:list xml:id="list4105771483902331258" text:style-name="WWNum4">
              <text:list-item>
                <text:p text:style-name="P51">v_charpos  = 0x00</text:p>
              </text:list-item>
              <text:list-item>
                <text:p text:style-name="P51">Afficher le message de boot ligne 1</text:p>
              </text:list-item>
            </text:list>
            <text:p text:style-name="List_20_Paragraph">Tant que W<text:span text:style-name="T3">≠</text:span>0</text:p>
            <text:list xml:id="list101351163524381" text:continue-numbering="true" text:style-name="WWNum4">
              <text:list-item>
                <text:list>
                  <text:list-item>
                    <text:p text:style-name="P51">Récupérer 1 caractère du message de boot ligne 1 (bootmsgL1) dans W</text:p>
                  </text:list-item>
                  <text:list-item>
                    <text:p text:style-name="P51">Afficher 1 caractère sur le LCD (lcd_affchar)</text:p>
                  </text:list-item>
                  <text:list-item>
                    <text:p text:style-name="P51">Incrementer v_charpos </text:p>
                  </text:list-item>
                </text:list>
              </text:list-item>
              <text:list-item>
                <text:p text:style-name="P51">Positionner le curseur sur la ligne 2 :</text:p>
                <text:list>
                  <text:list-item>
                    <text:p text:style-name="P51">W=0x10</text:p>
                  </text:list-item>
                  <text:list-item>
                    <text:p text:style-name="P51">Positionner le curseur du LCD (lcd_setposcursor)</text:p>
                  </text:list-item>
                </text:list>
              </text:list-item>
              <text:list-item>
                <text:p text:style-name="P51">v_charpos  = 0x00</text:p>
              </text:list-item>
              <text:list-item>
                <text:p text:style-name="P51">Afficher le message de boot ligne 2</text:p>
              </text:list-item>
            </text:list>
            <text:p text:style-name="List_20_Paragraph">Tant que W<text:span text:style-name="T3">≠</text:span>0</text:p>
            <text:list xml:id="list101351427075649" text:continue-numbering="true" text:style-name="WWNum4">
              <text:list-item>
                <text:list>
                  <text:list-item>
                    <text:p text:style-name="P51">Récupérer 1 caractère du message de boot ligne 2 (bootmsgL2) </text:p>
                  </text:list-item>
                  <text:list-item>
                    <text:p text:style-name="P51">Afficher 1 caractère sur le LCD (lcd_affchar)</text:p>
                  </text:list-item>
                  <text:list-item>
                    <text:p text:style-name="P51">Incrementer v_charpos </text:p>
                  </text:list-item>
                </text:list>
              </text:list-item>
              <text:list-item>
                <text:p text:style-name="P51">Positionner le curseur sur la ligne 2, 13<text:span text:style-name="T4">ème</text:span> colonne :</text:p>
                <text:list>
                  <text:list-item>
                    <text:p text:style-name="P51">W=0x1C</text:p>
                  </text:list-item>
                  <text:list-item>
                    <text:p text:style-name="P51">Positionner le curseur du LCD (lcd_setposcursor)</text:p>
                  </text:list-item>
                </text:list>
              </text:list-item>
              <text:list-item>
                <text:p text:style-name="P51">v_charpos  = 0x00</text:p>
              </text:list-item>
              <text:list-item>
                <text:p text:style-name="P51">afficher la version</text:p>
              </text:list-item>
            </text:list>
            <text:p text:style-name="List_20_Paragraph">Tant que W<text:span text:style-name="T3">≠</text:span>0</text:p>
            <text:list xml:id="list101351041527606" text:continue-numbering="true" text:style-name="WWNum4">
              <text:list-item>
                <text:list>
                  <text:list-item>
                    <text:p text:style-name="P51">Récupérer le caractère en EEPROM</text:p>
                  </text:list-item>
                </text:list>
              </text:list-item>
            </text:list>
            <text:p text:style-name="P21">W <text:span text:style-name="T3">←</text:span> v_charpos </text:p>
            <text:p text:style-name="P21">EEADDR <text:span text:style-name="T3">← W</text:span></text:p>
            <text:p text:style-name="P21">EECON(RD) = b’1’</text:p>
            <text:p text:style-name="P21">W <text:span text:style-name="T3">← EEDATA</text:span></text:p>
            <text:list xml:id="list101351728616855" text:continue-numbering="true" text:style-name="WWNum4">
              <text:list-item>
                <text:list>
                  <text:list-item>
                    <text:p text:style-name="P51">Afficher 1 caractère sur le LCD (lcd_affchar)</text:p>
                  </text:list-item>
                  <text:list-item>
                    <text:p text:style-name="P51">Incrementer v_charpos </text:p>
                  </text:list-item>
                </text:list>
              </text:list-item>
              <text:list-item>
                <text:p text:style-name="P51">FIN</text:p>
              </text:list-item>
            </text:list>
            <text:p text:style-name="List_20_Paragraph"/>
            <text:p text:style-name="P10"/>
          </table:table-cell>
        </table:table-row>
      </table:table>
      <text:p text:style-name="P19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Table_20_Contents">Fonction</text:p>
          </table:table-cell>
          <table:table-cell table:style-name="Tableau24.B1" office:value-type="string">
            <text:p text:style-name="Table_20_Contents">Affichage du message de calibration</text:p>
          </table:table-cell>
        </table:table-row>
        <table:table-row table:style-name="Tableau24.1">
          <table:table-cell table:style-name="Tableau24.A1" office:value-type="string">
            <text:p text:style-name="Table_20_Contents">Version</text:p>
          </table:table-cell>
          <table:table-cell table:style-name="Tableau24.B1" office:value-type="string">
            <text:p text:style-name="Table_20_Contents"><text:span text:style-name="T3">≥</text:span>0.2</text:p>
          </table:table-cell>
        </table:table-row>
        <table:table-row table:style-name="Tableau24.1">
          <table:table-cell table:style-name="Tableau24.A1" office:value-type="string">
            <text:p text:style-name="Table_20_Contents">Nom</text:p>
          </table:table-cell>
          <table:table-cell table:style-name="Tableau24.B1" office:value-type="string">
            <text:p text:style-name="Table_20_Contents">lcd_affcalib</text:p>
          </table:table-cell>
        </table:table-row>
        <table:table-row table:style-name="Tableau24.1">
          <table:table-cell table:style-name="Tableau24.A1" office:value-type="string">
            <text:p text:style-name="Table_20_Contents">Paramètres entrée</text:p>
          </table:table-cell>
          <table:table-cell table:style-name="Tableau24.B1" office:value-type="string">
            <text:p text:style-name="Table_20_Contents">-calibADCL1 : zone mémoire (7bytes) contenant le message de calibration L1</text:p>
            <text:p text:style-name="Table_20_Contents">-calibADCL2 : zone mémoire (7bytes) contenant le message de calibration L2</text:p>
            <text:p text:style-name="Table_20_Contents"/>
          </table:table-cell>
        </table:table-row>
        <text:soft-page-break/>
        <table:table-row table:style-name="Tableau24.1">
          <table:table-cell table:style-name="Tableau24.A1" office:value-type="string">
            <text:p text:style-name="Table_20_Contents">Paramètres sorties</text:p>
          </table:table-cell>
          <table:table-cell table:style-name="Tableau24.B1" office:value-type="string">
            <table:table table:name="Tableau23" table:style-name="Tableau23">
              <table:table-column table:style-name="Tableau23.A"/>
              <table:table-column table:style-name="Tableau23.B"/>
              <table:table-column table:style-name="Tableau23.C" table:number-columns-repeated="3"/>
              <table:table-column table:style-name="Tableau23.B"/>
              <table:table-column table:style-name="Tableau23.G"/>
              <table:table-column table:style-name="Tableau23.B"/>
              <table:table-column table:style-name="Tableau23.C"/>
              <table:table-column table:style-name="Tableau23.B"/>
              <table:table-column table:style-name="Tableau23.G"/>
              <table:table-column table:style-name="Tableau23.B"/>
              <table:table-column table:style-name="Tableau23.C" table:number-columns-repeated="3"/>
              <table:table-column table:style-name="Tableau23.P"/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>w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r</text:p>
                </table:table-cell>
                <table:table-cell table:style-name="Tableau23.A1" office:value-type="string">
                  <text:p text:style-name="Table_20_Contents">e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</table:table>
            <text:p text:style-name="P11"/>
          </table:table-cell>
        </table:table-row>
        <table:table-row table:style-name="Tableau24.1">
          <table:table-cell table:style-name="Tableau24.A1" office:value-type="string">
            <text:p text:style-name="Table_20_Contents">Traitements</text:p>
          </table:table-cell>
          <table:table-cell table:style-name="Tableau24.B1" office:value-type="string">
            <text:list xml:id="list3739898761727690965" text:style-name="WWNum20">
              <text:list-item>
                <text:p text:style-name="P52">v_charpos  = 0x00</text:p>
              </text:list-item>
              <text:list-item>
                <text:p text:style-name="P52">Afficher le message de calibration ligne 1</text:p>
              </text:list-item>
            </text:list>
            <text:p text:style-name="List_20_Paragraph">Tant que W<text:span text:style-name="T3">≠</text:span>0</text:p>
            <text:list xml:id="list101351486665352" text:continue-numbering="true" text:style-name="WWNum20">
              <text:list-item>
                <text:list>
                  <text:list-item>
                    <text:p text:style-name="P52">Récupérer 1 caractère du message de calibration ligne 1 (calibmsgL1) dans W</text:p>
                  </text:list-item>
                  <text:list-item>
                    <text:p text:style-name="P52">Afficher 1 caractère sur le LCD (lcd_affchar)</text:p>
                  </text:list-item>
                  <text:list-item>
                    <text:p text:style-name="P52">Incrementer v_charpos </text:p>
                  </text:list-item>
                </text:list>
              </text:list-item>
              <text:list-item>
                <text:p text:style-name="P52">Positionner le curseur sur la ligne 2 :</text:p>
                <text:list>
                  <text:list-item>
                    <text:p text:style-name="P52">W=0x10</text:p>
                  </text:list-item>
                  <text:list-item>
                    <text:p text:style-name="P52">Positionner le curseur du LCD (lcd_setposcursor)</text:p>
                  </text:list-item>
                </text:list>
              </text:list-item>
              <text:list-item>
                <text:p text:style-name="P52">v_charpos  = 0x00</text:p>
              </text:list-item>
              <text:list-item>
                <text:p text:style-name="P52">Afficher le message de calibration ligne 2</text:p>
              </text:list-item>
            </text:list>
            <text:p text:style-name="List_20_Paragraph">Tant que W<text:span text:style-name="T3">≠</text:span>0</text:p>
            <text:list xml:id="list101351973705463" text:continue-numbering="true" text:style-name="WWNum20">
              <text:list-item>
                <text:list>
                  <text:list-item>
                    <text:p text:style-name="P52">Récupérer 1 caractère du message de calibration ligne 2 (calibmsgL2) </text:p>
                  </text:list-item>
                  <text:list-item>
                    <text:p text:style-name="P52">Afficher 1 caractère sur le LCD (lcd_affchar)</text:p>
                  </text:list-item>
                  <text:list-item>
                    <text:p text:style-name="P52">Incrementer v_charpos </text:p>
                  </text:list-item>
                </text:list>
              </text:list-item>
            </text:list>
            <text:p text:style-name="P10"/>
          </table:table-cell>
        </table:table-row>
      </table:table>
      <text:p text:style-name="P19"/>
      <text:p text:style-name="P19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Table_20_Contents">Fonction</text:p>
          </table:table-cell>
          <table:table-cell table:style-name="Tableau26.B1" office:value-type="string">
            <text:p text:style-name="P27">Affichage de la mesure de calibration TBD</text:p>
          </table:table-cell>
        </table:table-row>
        <table:table-row table:style-name="Tableau26.1">
          <table:table-cell table:style-name="Tableau26.A1" office:value-type="string">
            <text:p text:style-name="Table_20_Contents">Version</text:p>
          </table:table-cell>
          <table:table-cell table:style-name="Tableau26.B1" office:value-type="string">
            <text:p text:style-name="Table_20_Contents"><text:span text:style-name="T3">≥</text:span><text:span text:style-name="T1">1.0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Nom</text:p>
          </table:table-cell>
          <table:table-cell table:style-name="Tableau26.B1" office:value-type="string">
            <text:p text:style-name="P27">lcd_affmeas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entrée</text:p>
          </table:table-cell>
          <table:table-cell table:style-name="Tableau26.B1" office:value-type="string">
            <text:p text:style-name="P27">v_adcfwd</text:p>
            <text:p text:style-name="P27">v_adcref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sorties</text:p>
          </table:table-cell>
          <table:table-cell table:style-name="Tableau26.B1" office:value-type="string">
            <table:table table:name="Tableau25" table:style-name="Tableau25">
              <table:table-column table:style-name="Tableau25.A"/>
              <table:table-column table:style-name="Tableau25.B"/>
              <table:table-column table:style-name="Tableau25.C" table:number-columns-repeated="3"/>
              <table:table-column table:style-name="Tableau25.B"/>
              <table:table-column table:style-name="Tableau25.G"/>
              <table:table-column table:style-name="Tableau25.B"/>
              <table:table-column table:style-name="Tableau25.C"/>
              <table:table-column table:style-name="Tableau25.B"/>
              <table:table-column table:style-name="Tableau25.G"/>
              <table:table-column table:style-name="Tableau25.B"/>
              <table:table-column table:style-name="Tableau25.C" table:number-columns-repeated="3"/>
              <table:table-column table:style-name="Tableau25.P"/>
              <table:table-row table:style-name="Tableau25.1"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P1" office:value-type="string">
                  <text:p text:style-name="P27"/>
                </table:table-cell>
              </table:table-row>
              <table:table-row table:style-name="Tableau25.1"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P1" office:value-type="string">
                  <text:p text:style-name="P27"/>
                </table:table-cell>
              </table:table-row>
            </table:table>
            <text:p text:style-name="P12"/>
          </table:table-cell>
        </table:table-row>
        <table:table-row table:style-name="Tableau26.1">
          <table:table-cell table:style-name="Tableau26.A1" office:value-type="string">
            <text:p text:style-name="Table_20_Contents">Traitements</text:p>
          </table:table-cell>
          <table:table-cell table:style-name="Tableau26.B1" office:value-type="string">
            <text:p text:style-name="P6"/>
          </table:table-cell>
        </table:table-row>
      </table:table>
      <text:p text:style-name="P19"/>
      <text:p text:style-name="P19"/>
      <text:p text:style-name="P19"/>
      <text:p text:style-name="P20">TBD</text:p>
      <text:p text:style-name="P19"/>
      <text:p text:style-name="P14">lcd_affpfwd</text:p>
      <text:p text:style-name="P14">lcd_affpref</text:p>
      <text:p text:style-name="P14">lcd_affsw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31" text:outline-level="3">3.2.4-/sw/calc</text:h>
      <text:h text:style-name="P32" text:outline-level="4">3.2.4.1-calc_swr</text:h>
      <table:table table:name="Tableau27" table:style-name="Tableau27">
        <table:table-column table:style-name="Tableau27.A" table:number-columns-repeated="2"/>
        <table:table-row table:style-name="Tableau27.1">
          <table:table-cell table:style-name="Tableau27.A1" office:value-type="string">
            <text:list xml:id="list101351817188156" text:continue-list="list3702367346111197206" text:style-name="WWNum1">
              <text:list-item>
                <text:p text:style-name="P54">Paramètres entrée</text:p>
              </text:list-item>
            </text:list>
          </table:table-cell>
          <table:table-cell table:style-name="Tableau27.B1" office:value-type="string">
            <text:list xml:id="list101350941165128" text:continue-numbering="true" text:style-name="WWNum1">
              <text:list-item>
                <text:p text:style-name="P54">P_FWD</text:p>
              </text:list-item>
              <text:list-item>
                <text:p text:style-name="P54">P_REF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101351130354299" text:continue-numbering="true" text:style-name="WWNum1">
              <text:list-item>
                <text:p text:style-name="P54">Paramètres sorties</text:p>
              </text:list-item>
            </text:list>
          </table:table-cell>
          <table:table-cell table:style-name="Tableau27.B1" office:value-type="string">
            <text:list xml:id="list101351091551270" text:continue-numbering="true" text:style-name="WWNum1">
              <text:list-item>
                <text:p text:style-name="P54">SWR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101352616841527" text:continue-numbering="true" text:style-name="WWNum1">
              <text:list-item>
                <text:p text:style-name="P54">Traitements</text:p>
              </text:list-item>
            </text:list>
          </table:table-cell>
          <table:table-cell table:style-name="Tableau27.B1" office:value-type="string">
            <text:list xml:id="list101351951331386" text:continue-numbering="true" text:style-name="WWNum1">
              <text:list-item>
                <text:p text:style-name="P54"><draw:frame draw:style-name="fr3" draw:name="1" text:anchor-type="as-char" svg:width="4.775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</text:list>
          </table:table-cell>
        </table:table-row>
      </table:table>
      <text:p text:style-name="P5"><text:bookmark text:name="_GoBack"/></text:p>
      <text:h text:style-name="P32" text:outline-level="4">3.2.4.2-calc_power</text:h>
      <text:p text:style-name="P5"/>
      <table:table table:name="Tableau28" table:style-name="Tableau28">
        <table:table-column table:style-name="Tableau28.A" table:number-columns-repeated="2"/>
        <table:table-row table:style-name="Tableau28.1">
          <table:table-cell table:style-name="Tableau28.A1" office:value-type="string">
            <text:p text:style-name="Table_20_Contents">Paramètres entrée</text:p>
          </table:table-cell>
          <table:table-cell table:style-name="Tableau28.B1" office:value-type="string">
            <text:p text:style-name="Table_20_Contents">ADCfwd, ADCref</text:p>
            <text:p text:style-name="Table_20_Contents">table de calibration stockée en mémoire</text:p>
          </table:table-cell>
        </table:table-row>
        <table:table-row table:style-name="Tableau28.1">
          <table:table-cell table:style-name="Tableau28.A1" office:value-type="string">
            <text:p text:style-name="Table_20_Contents">Paramètres sorties</text:p>
          </table:table-cell>
          <table:table-cell table:style-name="Tableau28.B1" office:value-type="string">
            <text:p text:style-name="Table_20_Contents">P_FWD</text:p>
            <text:p text:style-name="Table_20_Contents">P_REF</text:p>
          </table:table-cell>
        </table:table-row>
        <table:table-row table:style-name="Tableau28.1">
          <table:table-cell table:style-name="Tableau28.A1" office:value-type="string">
            <text:p text:style-name="Table_20_Contents">Traitements</text:p>
          </table:table-cell>
          <table:table-cell table:style-name="Tableau28.B1" office:value-type="string">
            <text:p text:style-name="Table_20_Contents">Lire la valeurs dans les registres ADC</text:p>
            <text:p text:style-name="Table_20_Contents">récupérer la valeur correspondante dans la table de calibration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31" text:outline-level="3">3.2.5-/sw/readadc</text:h>
      <text:h text:style-name="P32" text:outline-level="4">3.2.5.1-readadc_fwd</text:h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Table_20_Contents">Fonction</text:p>
          </table:table-cell>
          <table:table-cell table:style-name="Tableau29.B1" office:value-type="string">
            <text:p text:style-name="P27">TBD</text:p>
          </table:table-cell>
        </table:table-row>
        <table:table-row table:style-name="Tableau29.1">
          <table:table-cell table:style-name="Tableau29.A1" office:value-type="string">
            <text:p text:style-name="Table_20_Contents">Version</text:p>
          </table:table-cell>
          <table:table-cell table:style-name="Tableau29.B1" office:value-type="string">
            <text:p text:style-name="Table_20_Contents">1.0</text:p>
          </table:table-cell>
        </table:table-row>
        <table:table-row table:style-name="Tableau29.1">
          <table:table-cell table:style-name="Tableau29.A1" office:value-type="string">
            <text:p text:style-name="Table_20_Contents">Nom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entrée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sorties</text:p>
          </table:table-cell>
          <table:table-cell table:style-name="Tableau29.B1" office:value-type="string">
            <text:p text:style-name="P11"/>
          </table:table-cell>
        </table:table-row>
        <table:table-row table:style-name="Tableau29.1">
          <table:table-cell table:style-name="Tableau29.A1" office:value-type="string">
            <text:p text:style-name="Table_20_Contents">Traitements</text:p>
          </table:table-cell>
          <table:table-cell table:style-name="Tableau29.B1" office:value-type="string">
            <text:p text:style-name="Standard"/>
          </table:table-cell>
        </table:table-row>
      </table:table>
      <text:p text:style-name="P5"/>
      <text:h text:style-name="P32" text:outline-level="4">3.2.5.2-readadc_ref</text:h>
      <text:p text:style-name="P5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Table_20_Contents">Fonction</text:p>
          </table:table-cell>
          <table:table-cell table:style-name="Tableau30.B1" office:value-type="string">
            <text:p text:style-name="P27">TBD</text:p>
          </table:table-cell>
        </table:table-row>
        <table:table-row table:style-name="Tableau30.1">
          <table:table-cell table:style-name="Tableau30.A1" office:value-type="string">
            <text:p text:style-name="Table_20_Contents">Version</text:p>
          </table:table-cell>
          <table:table-cell table:style-name="Tableau30.B1" office:value-type="string">
            <text:p text:style-name="Table_20_Contents">1.0</text:p>
          </table:table-cell>
        </table:table-row>
        <table:table-row table:style-name="Tableau30.1">
          <table:table-cell table:style-name="Tableau30.A1" office:value-type="string">
            <text:p text:style-name="Table_20_Contents">Nom</text:p>
          </table:table-cell>
          <table:table-cell table:style-name="Tableau30.B1" office:value-type="string">
            <text:p text:style-name="Table_20_Contents"/>
          </table:table-cell>
        </table:table-row>
        <table:table-row table:style-name="Tableau30.1">
          <table:table-cell table:style-name="Tableau30.A1" office:value-type="string">
            <text:p text:style-name="Table_20_Contents">Paramètres entrée</text:p>
          </table:table-cell>
          <table:table-cell table:style-name="Tableau30.B1" office:value-type="string">
            <text:p text:style-name="Table_20_Contents"/>
          </table:table-cell>
        </table:table-row>
        <table:table-row table:style-name="Tableau30.1">
          <table:table-cell table:style-name="Tableau30.A1" office:value-type="string">
            <text:p text:style-name="Table_20_Contents">Paramètres sorties</text:p>
          </table:table-cell>
          <table:table-cell table:style-name="Tableau30.B1" office:value-type="string">
            <text:p text:style-name="P11"/>
          </table:table-cell>
        </table:table-row>
        <text:soft-page-break/>
        <table:table-row table:style-name="Tableau30.1">
          <table:table-cell table:style-name="Tableau30.A1" office:value-type="string">
            <text:p text:style-name="Table_20_Contents">Traitements</text:p>
          </table:table-cell>
          <table:table-cell table:style-name="Tableau30.B1" office:value-type="string">
            <text:p text:style-name="Standard"/>
          </table:table-cell>
        </table:table-row>
      </table:table>
      <text:p text:style-name="P5"/>
      <text:p text:style-name="P5"/>
      <text:p text:style-name="P5">Compilation</text:p>
      <text:p text:style-name="P5">Plan mémoire</text:p>
      <text:p text:style-name="P5"/>
      <text:p text:style-name="P5"/>
      <text:p text:style-name="P5"/>
      <text:p text:style-name="P5"/>
      <text:p text:style-name="P5"/>
      <text:h text:style-name="Heading_20_3" text:outline-level="3">3.2.6-/sw/hw/</text:h>
      <text:h text:style-name="Heading_20_4" text:outline-level="4">3.2.6.1-schéma, brd</text:h>
      <text:h text:style-name="Heading_20_4" text:outline-level="4">3.2.6.2-définition des ports du PIC (LCD, ADC, etc...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dc:creator>f4bjh </dc:creator>
    <meta:editing-cycles>22</meta:editing-cycles>
    <meta:creation-date>2017-12-15T09:57:00</meta:creation-date>
    <dc:date>2017-12-17T10:13:50.076294868</dc:date>
    <dc:language>fr-FR</dc:language>
    <meta:editing-duration>PT3H22M24S</meta:editing-duration>
    <meta:generator>LibreOffice/4.3.3.2$Linux_X86_64 LibreOffice_project/430m0$Build-2</meta:generator>
    <meta:document-statistic meta:table-count="27" meta:image-count="0" meta:object-count="1" meta:page-count="15" meta:paragraph-count="588" meta:word-count="2095" meta:character-count="12450" meta:non-whitespace-character-count="10997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SWR</mi>
      <mo stretchy="false">=</mo>
      <mfrac>
        <mrow>
          <mi mathvariant="italic">ADCfwd</mi>
          <mo stretchy="false">+</mo>
          <mi mathvariant="italic">ADCref</mi>
        </mrow>
        <mrow>
          <mi mathvariant="italic">ADCfwd</mi>
          <mo stretchy="false">−</mo>
          <mi mathvariant="italic">ADCref</mi>
        </mrow>
      </mfrac>
    </mrow>
    <annotation encoding="StarMath 5.0">SWR= {ADCfwd+ADCref} over {ADCfwd-ADCref}</annotation>
  </semantics>
</math>
</file>